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65.2pt"/>
    </style:style>
    <style:style style:name="co4" style:family="table-column">
      <style:table-column-properties fo:break-before="auto" style:column-width="65.96pt"/>
    </style:style>
    <style:style style:name="co5" style:family="table-column">
      <style:table-column-properties fo:break-before="auto" style:column-width="66.76pt"/>
    </style:style>
    <style:style style:name="co6" style:family="table-column">
      <style:table-column-properties fo:break-before="auto" style:column-width="11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07_15362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Median</text:p>
          </table:table-cell>
          <table:table-cell office:value-type="string" calcext:value-type="string">
            <text:p><text:s/>TStdDe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07 15:36:23</text:p>
          </table:table-cell>
          <table:table-cell office:value-type="float" office:value="27.35886" calcext:value-type="float">
            <text:p>27.35886</text:p>
          </table:table-cell>
          <table:table-cell office:value-type="float" office:value="0.259419115" calcext:value-type="float">
            <text:p>0.259419115</text:p>
          </table:table-cell>
          <table:table-cell office:value-type="float" office:value="0.252133042" calcext:value-type="float">
            <text:p>0.252133042</text:p>
          </table:table-cell>
          <table:table-cell office:value-type="float" office:value="0.27132276" calcext:value-type="float">
            <text:p>0.27132276</text:p>
          </table:table-cell>
          <table:table-cell office:value-type="float" office:value="0.260958305" calcext:value-type="float">
            <text:p>0.260958305</text:p>
          </table:table-cell>
          <table:table-cell office:value-type="float" office:value="0.259419115" calcext:value-type="float">
            <text:p>0.259419115</text:p>
          </table:table-cell>
          <table:table-cell office:value-type="float" office:value="0.260958305" calcext:value-type="float">
            <text:p>0.260958305</text:p>
          </table:table-cell>
          <table:table-cell office:value-type="float" office:value="0.00790941" calcext:value-type="float">
            <text:p>0.00790941</text:p>
          </table:table-cell>
          <table:table-cell office:value-type="float" office:value="0.02594674" calcext:value-type="float">
            <text:p>0.02594674</text:p>
          </table:table-cell>
          <table:table-cell office:value-type="float" office:value="0.024437876" calcext:value-type="float">
            <text:p>0.024437876</text:p>
          </table:table-cell>
          <table:table-cell office:value-type="float" office:value="0.028411845" calcext:value-type="float">
            <text:p>0.028411845</text:p>
          </table:table-cell>
          <table:table-cell office:value-type="float" office:value="0.026265487" calcext:value-type="float">
            <text:p>0.026265487</text:p>
          </table:table-cell>
          <table:table-cell office:value-type="float" office:value="0.02594674" calcext:value-type="float">
            <text:p>0.02594674</text:p>
          </table:table-cell>
          <table:table-cell office:value-type="float" office:value="0.026265487" calcext:value-type="float">
            <text:p>0.026265487</text:p>
          </table:table-cell>
          <table:table-cell office:value-type="float" office:value="0.001637948" calcext:value-type="float">
            <text:p>0.0016379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07 15:36:24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785032" calcext:value-type="float">
            <text:p>0.25785032</text:p>
          </table:table-cell>
          <table:table-cell office:value-type="float" office:value="0.252605707" calcext:value-type="float">
            <text:p>0.252605707</text:p>
          </table:table-cell>
          <table:table-cell office:value-type="float" office:value="0.274211797" calcext:value-type="float">
            <text:p>0.274211797</text:p>
          </table:table-cell>
          <table:table-cell office:value-type="float" office:value="0.261555941" calcext:value-type="float">
            <text:p>0.261555941</text:p>
          </table:table-cell>
          <table:table-cell office:value-type="float" office:value="0.25785032" calcext:value-type="float">
            <text:p>0.25785032</text:p>
          </table:table-cell>
          <table:table-cell office:value-type="float" office:value="0.261555941" calcext:value-type="float">
            <text:p>0.261555941</text:p>
          </table:table-cell>
          <table:table-cell office:value-type="float" office:value="0.009201612" calcext:value-type="float">
            <text:p>0.009201612</text:p>
          </table:table-cell>
          <table:table-cell office:value-type="float" office:value="0.02562186" calcext:value-type="float">
            <text:p>0.02562186</text:p>
          </table:table-cell>
          <table:table-cell office:value-type="float" office:value="0.024535759" calcext:value-type="float">
            <text:p>0.024535759</text:p>
          </table:table-cell>
          <table:table-cell office:value-type="float" office:value="0.02901013" calcext:value-type="float">
            <text:p>0.02901013</text:p>
          </table:table-cell>
          <table:table-cell office:value-type="float" office:value="0.02638925" calcext:value-type="float">
            <text:p>0.02638925</text:p>
          </table:table-cell>
          <table:table-cell office:value-type="float" office:value="0.02562186" calcext:value-type="float">
            <text:p>0.02562186</text:p>
          </table:table-cell>
          <table:table-cell office:value-type="float" office:value="0.02638925" calcext:value-type="float">
            <text:p>0.02638925</text:p>
          </table:table-cell>
          <table:table-cell office:value-type="float" office:value="0.001905547" calcext:value-type="float">
            <text:p>0.0019055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07 15:36:25</text:p>
          </table:table-cell>
          <table:table-cell office:value-type="float" office:value="27.35886" calcext:value-type="float">
            <text:p>27.35886</text:p>
          </table:table-cell>
          <table:table-cell office:value-type="float" office:value="0.258454115" calcext:value-type="float">
            <text:p>0.258454115</text:p>
          </table:table-cell>
          <table:table-cell office:value-type="float" office:value="0.25295201" calcext:value-type="float">
            <text:p>0.25295201</text:p>
          </table:table-cell>
          <table:table-cell office:value-type="float" office:value="0.271815094" calcext:value-type="float">
            <text:p>0.271815094</text:p>
          </table:table-cell>
          <table:table-cell office:value-type="float" office:value="0.26107374" calcext:value-type="float">
            <text:p>0.26107374</text:p>
          </table:table-cell>
          <table:table-cell office:value-type="float" office:value="0.258454115" calcext:value-type="float">
            <text:p>0.258454115</text:p>
          </table:table-cell>
          <table:table-cell office:value-type="float" office:value="0.26107374" calcext:value-type="float">
            <text:p>0.26107374</text:p>
          </table:table-cell>
          <table:table-cell office:value-type="float" office:value="0.007920472" calcext:value-type="float">
            <text:p>0.007920472</text:p>
          </table:table-cell>
          <table:table-cell office:value-type="float" office:value="0.025746899" calcext:value-type="float">
            <text:p>0.025746899</text:p>
          </table:table-cell>
          <table:table-cell office:value-type="float" office:value="0.024607475" calcext:value-type="float">
            <text:p>0.024607475</text:p>
          </table:table-cell>
          <table:table-cell office:value-type="float" office:value="0.028513802" calcext:value-type="float">
            <text:p>0.028513802</text:p>
          </table:table-cell>
          <table:table-cell office:value-type="float" office:value="0.026289392" calcext:value-type="float">
            <text:p>0.026289392</text:p>
          </table:table-cell>
          <table:table-cell office:value-type="float" office:value="0.025746899" calcext:value-type="float">
            <text:p>0.025746899</text:p>
          </table:table-cell>
          <table:table-cell office:value-type="float" office:value="0.026289392" calcext:value-type="float">
            <text:p>0.026289392</text:p>
          </table:table-cell>
          <table:table-cell office:value-type="float" office:value="0.001640238" calcext:value-type="float">
            <text:p>0.0016402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07 15:36:27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8293183" calcext:value-type="float">
            <text:p>0.258293183</text:p>
          </table:table-cell>
          <table:table-cell office:value-type="float" office:value="0.252561599" calcext:value-type="float">
            <text:p>0.252561599</text:p>
          </table:table-cell>
          <table:table-cell office:value-type="float" office:value="0.276612672" calcext:value-type="float">
            <text:p>0.276612672</text:p>
          </table:table-cell>
          <table:table-cell office:value-type="float" office:value="0.262489151" calcext:value-type="float">
            <text:p>0.262489151</text:p>
          </table:table-cell>
          <table:table-cell office:value-type="float" office:value="0.258293183" calcext:value-type="float">
            <text:p>0.258293183</text:p>
          </table:table-cell>
          <table:table-cell office:value-type="float" office:value="0.262489151" calcext:value-type="float">
            <text:p>0.262489151</text:p>
          </table:table-cell>
          <table:table-cell office:value-type="float" office:value="0.010257295" calcext:value-type="float">
            <text:p>0.010257295</text:p>
          </table:table-cell>
          <table:table-cell office:value-type="float" office:value="0.025713572" calcext:value-type="float">
            <text:p>0.025713572</text:p>
          </table:table-cell>
          <table:table-cell office:value-type="float" office:value="0.024526625" calcext:value-type="float">
            <text:p>0.024526625</text:p>
          </table:table-cell>
          <table:table-cell office:value-type="float" office:value="0.029507322" calcext:value-type="float">
            <text:p>0.029507322</text:p>
          </table:table-cell>
          <table:table-cell office:value-type="float" office:value="0.026582506" calcext:value-type="float">
            <text:p>0.026582506</text:p>
          </table:table-cell>
          <table:table-cell office:value-type="float" office:value="0.025713572" calcext:value-type="float">
            <text:p>0.025713572</text:p>
          </table:table-cell>
          <table:table-cell office:value-type="float" office:value="0.026582506" calcext:value-type="float">
            <text:p>0.026582506</text:p>
          </table:table-cell>
          <table:table-cell office:value-type="float" office:value="0.002124166" calcext:value-type="float">
            <text:p>0.0021241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07 15:36:28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59265335" calcext:value-type="float">
            <text:p>0.259265335</text:p>
          </table:table-cell>
          <table:table-cell office:value-type="float" office:value="0.252575308" calcext:value-type="float">
            <text:p>0.252575308</text:p>
          </table:table-cell>
          <table:table-cell office:value-type="float" office:value="0.271230372" calcext:value-type="float">
            <text:p>0.271230372</text:p>
          </table:table-cell>
          <table:table-cell office:value-type="float" office:value="0.261023672" calcext:value-type="float">
            <text:p>0.261023672</text:p>
          </table:table-cell>
          <table:table-cell office:value-type="float" office:value="0.259265335" calcext:value-type="float">
            <text:p>0.259265335</text:p>
          </table:table-cell>
          <table:table-cell office:value-type="float" office:value="0.261023672" calcext:value-type="float">
            <text:p>0.261023672</text:p>
          </table:table-cell>
          <table:table-cell office:value-type="float" office:value="0.007716721" calcext:value-type="float">
            <text:p>0.007716721</text:p>
          </table:table-cell>
          <table:table-cell office:value-type="float" office:value="0.025914894" calcext:value-type="float">
            <text:p>0.025914894</text:p>
          </table:table-cell>
          <table:table-cell office:value-type="float" office:value="0.024529464" calcext:value-type="float">
            <text:p>0.024529464</text:p>
          </table:table-cell>
          <table:table-cell office:value-type="float" office:value="0.028392713" calcext:value-type="float">
            <text:p>0.028392713</text:p>
          </table:table-cell>
          <table:table-cell office:value-type="float" office:value="0.026279024" calcext:value-type="float">
            <text:p>0.026279024</text:p>
          </table:table-cell>
          <table:table-cell office:value-type="float" office:value="0.025914894" calcext:value-type="float">
            <text:p>0.025914894</text:p>
          </table:table-cell>
          <table:table-cell office:value-type="float" office:value="0.026279024" calcext:value-type="float">
            <text:p>0.026279024</text:p>
          </table:table-cell>
          <table:table-cell office:value-type="float" office:value="0.001598044" calcext:value-type="float">
            <text:p>0.0015980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07 15:36:29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5802675" calcext:value-type="float">
            <text:p>0.25802675</text:p>
          </table:table-cell>
          <table:table-cell office:value-type="float" office:value="0.253348381" calcext:value-type="float">
            <text:p>0.253348381</text:p>
          </table:table-cell>
          <table:table-cell office:value-type="float" office:value="0.273200902" calcext:value-type="float">
            <text:p>0.273200902</text:p>
          </table:table-cell>
          <table:table-cell office:value-type="float" office:value="0.261525344" calcext:value-type="float">
            <text:p>0.261525344</text:p>
          </table:table-cell>
          <table:table-cell office:value-type="float" office:value="0.25802675" calcext:value-type="float">
            <text:p>0.25802675</text:p>
          </table:table-cell>
          <table:table-cell office:value-type="float" office:value="0.261525344" calcext:value-type="float">
            <text:p>0.261525344</text:p>
          </table:table-cell>
          <table:table-cell office:value-type="float" office:value="0.008473912" calcext:value-type="float">
            <text:p>0.008473912</text:p>
          </table:table-cell>
          <table:table-cell office:value-type="float" office:value="0.025658397" calcext:value-type="float">
            <text:p>0.025658397</text:p>
          </table:table-cell>
          <table:table-cell office:value-type="float" office:value="0.024689559" calcext:value-type="float">
            <text:p>0.024689559</text:p>
          </table:table-cell>
          <table:table-cell office:value-type="float" office:value="0.028800786" calcext:value-type="float">
            <text:p>0.028800786</text:p>
          </table:table-cell>
          <table:table-cell office:value-type="float" office:value="0.026382914" calcext:value-type="float">
            <text:p>0.026382914</text:p>
          </table:table-cell>
          <table:table-cell office:value-type="float" office:value="0.025658397" calcext:value-type="float">
            <text:p>0.025658397</text:p>
          </table:table-cell>
          <table:table-cell office:value-type="float" office:value="0.026382914" calcext:value-type="float">
            <text:p>0.026382914</text:p>
          </table:table-cell>
          <table:table-cell office:value-type="float" office:value="0.001754849" calcext:value-type="float">
            <text:p>0.00175484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07 15:36:30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9730847" calcext:value-type="float">
            <text:p>0.259730847</text:p>
          </table:table-cell>
          <table:table-cell office:value-type="float" office:value="0.25290671" calcext:value-type="float">
            <text:p>0.25290671</text:p>
          </table:table-cell>
          <table:table-cell office:value-type="float" office:value="0.272221002" calcext:value-type="float">
            <text:p>0.272221002</text:p>
          </table:table-cell>
          <table:table-cell office:value-type="float" office:value="0.26161952" calcext:value-type="float">
            <text:p>0.26161952</text:p>
          </table:table-cell>
          <table:table-cell office:value-type="float" office:value="0.259730847" calcext:value-type="float">
            <text:p>0.259730847</text:p>
          </table:table-cell>
          <table:table-cell office:value-type="float" office:value="0.26161952" calcext:value-type="float">
            <text:p>0.26161952</text:p>
          </table:table-cell>
          <table:table-cell office:value-type="float" office:value="0.007997324" calcext:value-type="float">
            <text:p>0.007997324</text:p>
          </table:table-cell>
          <table:table-cell office:value-type="float" office:value="0.026011296" calcext:value-type="float">
            <text:p>0.026011296</text:p>
          </table:table-cell>
          <table:table-cell office:value-type="float" office:value="0.024598094" calcext:value-type="float">
            <text:p>0.024598094</text:p>
          </table:table-cell>
          <table:table-cell office:value-type="float" office:value="0.02859786" calcext:value-type="float">
            <text:p>0.02859786</text:p>
          </table:table-cell>
          <table:table-cell office:value-type="float" office:value="0.026402417" calcext:value-type="float">
            <text:p>0.026402417</text:p>
          </table:table-cell>
          <table:table-cell office:value-type="float" office:value="0.026011296" calcext:value-type="float">
            <text:p>0.026011296</text:p>
          </table:table-cell>
          <table:table-cell office:value-type="float" office:value="0.026402417" calcext:value-type="float">
            <text:p>0.026402417</text:p>
          </table:table-cell>
          <table:table-cell office:value-type="float" office:value="0.001656153" calcext:value-type="float">
            <text:p>0.0016561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07 15:36:32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58308084" calcext:value-type="float">
            <text:p>0.258308084</text:p>
          </table:table-cell>
          <table:table-cell office:value-type="float" office:value="0.254018337" calcext:value-type="float">
            <text:p>0.254018337</text:p>
          </table:table-cell>
          <table:table-cell office:value-type="float" office:value="0.272635254" calcext:value-type="float">
            <text:p>0.272635254</text:p>
          </table:table-cell>
          <table:table-cell office:value-type="float" office:value="0.261653892" calcext:value-type="float">
            <text:p>0.261653892</text:p>
          </table:table-cell>
          <table:table-cell office:value-type="float" office:value="0.258308084" calcext:value-type="float">
            <text:p>0.258308084</text:p>
          </table:table-cell>
          <table:table-cell office:value-type="float" office:value="0.261653892" calcext:value-type="float">
            <text:p>0.261653892</text:p>
          </table:table-cell>
          <table:table-cell office:value-type="float" office:value="0.007960034" calcext:value-type="float">
            <text:p>0.007960034</text:p>
          </table:table-cell>
          <table:table-cell office:value-type="float" office:value="0.025716658" calcext:value-type="float">
            <text:p>0.025716658</text:p>
          </table:table-cell>
          <table:table-cell office:value-type="float" office:value="0.0248283" calcext:value-type="float">
            <text:p>0.0248283</text:p>
          </table:table-cell>
          <table:table-cell office:value-type="float" office:value="0.028683647" calcext:value-type="float">
            <text:p>0.028683647</text:p>
          </table:table-cell>
          <table:table-cell office:value-type="float" office:value="0.026409535" calcext:value-type="float">
            <text:p>0.026409535</text:p>
          </table:table-cell>
          <table:table-cell office:value-type="float" office:value="0.025716658" calcext:value-type="float">
            <text:p>0.025716658</text:p>
          </table:table-cell>
          <table:table-cell office:value-type="float" office:value="0.026409535" calcext:value-type="float">
            <text:p>0.026409535</text:p>
          </table:table-cell>
          <table:table-cell office:value-type="float" office:value="0.001648431" calcext:value-type="float">
            <text:p>0.0016484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07 15:36:33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8515508" calcext:value-type="float">
            <text:p>0.258515508</text:p>
          </table:table-cell>
          <table:table-cell office:value-type="float" office:value="0.254065425" calcext:value-type="float">
            <text:p>0.254065425</text:p>
          </table:table-cell>
          <table:table-cell office:value-type="float" office:value="0.275276932" calcext:value-type="float">
            <text:p>0.275276932</text:p>
          </table:table-cell>
          <table:table-cell office:value-type="float" office:value="0.262619288" calcext:value-type="float">
            <text:p>0.262619288</text:p>
          </table:table-cell>
          <table:table-cell office:value-type="float" office:value="0.258515508" calcext:value-type="float">
            <text:p>0.258515508</text:p>
          </table:table-cell>
          <table:table-cell office:value-type="float" office:value="0.262619288" calcext:value-type="float">
            <text:p>0.262619288</text:p>
          </table:table-cell>
          <table:table-cell office:value-type="float" office:value="0.009132826" calcext:value-type="float">
            <text:p>0.009132826</text:p>
          </table:table-cell>
          <table:table-cell office:value-type="float" office:value="0.025759613" calcext:value-type="float">
            <text:p>0.025759613</text:p>
          </table:table-cell>
          <table:table-cell office:value-type="float" office:value="0.024838051" calcext:value-type="float">
            <text:p>0.024838051</text:p>
          </table:table-cell>
          <table:table-cell office:value-type="float" office:value="0.029230707" calcext:value-type="float">
            <text:p>0.029230707</text:p>
          </table:table-cell>
          <table:table-cell office:value-type="float" office:value="0.026609457" calcext:value-type="float">
            <text:p>0.026609457</text:p>
          </table:table-cell>
          <table:table-cell office:value-type="float" office:value="0.025759613" calcext:value-type="float">
            <text:p>0.025759613</text:p>
          </table:table-cell>
          <table:table-cell office:value-type="float" office:value="0.026609457" calcext:value-type="float">
            <text:p>0.026609457</text:p>
          </table:table-cell>
          <table:table-cell office:value-type="float" office:value="0.001891301" calcext:value-type="float">
            <text:p>0.0018913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07 15:36:34</text:p>
          </table:table-cell>
          <table:table-cell office:value-type="float" office:value="27.35886" calcext:value-type="float">
            <text:p>27.35886</text:p>
          </table:table-cell>
          <table:table-cell office:value-type="float" office:value="0.259419115" calcext:value-type="float">
            <text:p>0.259419115</text:p>
          </table:table-cell>
          <table:table-cell office:value-type="float" office:value="0.254132778" calcext:value-type="float">
            <text:p>0.254132778</text:p>
          </table:table-cell>
          <table:table-cell office:value-type="float" office:value="0.273367795" calcext:value-type="float">
            <text:p>0.273367795</text:p>
          </table:table-cell>
          <table:table-cell office:value-type="float" office:value="0.262306563" calcext:value-type="float">
            <text:p>0.262306563</text:p>
          </table:table-cell>
          <table:table-cell office:value-type="float" office:value="0.259419115" calcext:value-type="float">
            <text:p>0.259419115</text:p>
          </table:table-cell>
          <table:table-cell office:value-type="float" office:value="0.262306563" calcext:value-type="float">
            <text:p>0.262306563</text:p>
          </table:table-cell>
          <table:table-cell office:value-type="float" office:value="0.008113753" calcext:value-type="float">
            <text:p>0.008113753</text:p>
          </table:table-cell>
          <table:table-cell office:value-type="float" office:value="0.02594674" calcext:value-type="float">
            <text:p>0.02594674</text:p>
          </table:table-cell>
          <table:table-cell office:value-type="float" office:value="0.024851999" calcext:value-type="float">
            <text:p>0.024851999</text:p>
          </table:table-cell>
          <table:table-cell office:value-type="float" office:value="0.028835348" calcext:value-type="float">
            <text:p>0.028835348</text:p>
          </table:table-cell>
          <table:table-cell office:value-type="float" office:value="0.026544695" calcext:value-type="float">
            <text:p>0.026544695</text:p>
          </table:table-cell>
          <table:table-cell office:value-type="float" office:value="0.02594674" calcext:value-type="float">
            <text:p>0.02594674</text:p>
          </table:table-cell>
          <table:table-cell office:value-type="float" office:value="0.026544695" calcext:value-type="float">
            <text:p>0.026544695</text:p>
          </table:table-cell>
          <table:table-cell office:value-type="float" office:value="0.001680264" calcext:value-type="float">
            <text:p>0.0016802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07 15:36:35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58970888" calcext:value-type="float">
            <text:p>0.258970888</text:p>
          </table:table-cell>
          <table:table-cell office:value-type="float" office:value="0.254787237" calcext:value-type="float">
            <text:p>0.254787237</text:p>
          </table:table-cell>
          <table:table-cell office:value-type="float" office:value="0.273048314" calcext:value-type="float">
            <text:p>0.273048314</text:p>
          </table:table-cell>
          <table:table-cell office:value-type="float" office:value="0.262268813" calcext:value-type="float">
            <text:p>0.262268813</text:p>
          </table:table-cell>
          <table:table-cell office:value-type="float" office:value="0.258970888" calcext:value-type="float">
            <text:p>0.258970888</text:p>
          </table:table-cell>
          <table:table-cell office:value-type="float" office:value="0.262268813" calcext:value-type="float">
            <text:p>0.262268813</text:p>
          </table:table-cell>
          <table:table-cell office:value-type="float" office:value="0.007811273" calcext:value-type="float">
            <text:p>0.007811273</text:p>
          </table:table-cell>
          <table:table-cell office:value-type="float" office:value="0.025853917" calcext:value-type="float">
            <text:p>0.025853917</text:p>
          </table:table-cell>
          <table:table-cell office:value-type="float" office:value="0.02498753" calcext:value-type="float">
            <text:p>0.02498753</text:p>
          </table:table-cell>
          <table:table-cell office:value-type="float" office:value="0.028769187" calcext:value-type="float">
            <text:p>0.028769187</text:p>
          </table:table-cell>
          <table:table-cell office:value-type="float" office:value="0.026536878" calcext:value-type="float">
            <text:p>0.026536878</text:p>
          </table:table-cell>
          <table:table-cell office:value-type="float" office:value="0.025853917" calcext:value-type="float">
            <text:p>0.025853917</text:p>
          </table:table-cell>
          <table:table-cell office:value-type="float" office:value="0.026536878" calcext:value-type="float">
            <text:p>0.026536878</text:p>
          </table:table-cell>
          <table:table-cell office:value-type="float" office:value="0.001617623" calcext:value-type="float">
            <text:p>0.0016176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07 15:36:37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59274871" calcext:value-type="float">
            <text:p>0.259274871</text:p>
          </table:table-cell>
          <table:table-cell office:value-type="float" office:value="0.254923136" calcext:value-type="float">
            <text:p>0.254923136</text:p>
          </table:table-cell>
          <table:table-cell office:value-type="float" office:value="0.27329925" calcext:value-type="float">
            <text:p>0.27329925</text:p>
          </table:table-cell>
          <table:table-cell office:value-type="float" office:value="0.262499086" calcext:value-type="float">
            <text:p>0.262499086</text:p>
          </table:table-cell>
          <table:table-cell office:value-type="float" office:value="0.259274871" calcext:value-type="float">
            <text:p>0.259274871</text:p>
          </table:table-cell>
          <table:table-cell office:value-type="float" office:value="0.262499086" calcext:value-type="float">
            <text:p>0.262499086</text:p>
          </table:table-cell>
          <table:table-cell office:value-type="float" office:value="0.007840793" calcext:value-type="float">
            <text:p>0.007840793</text:p>
          </table:table-cell>
          <table:table-cell office:value-type="float" office:value="0.025916869" calcext:value-type="float">
            <text:p>0.025916869</text:p>
          </table:table-cell>
          <table:table-cell office:value-type="float" office:value="0.025015673" calcext:value-type="float">
            <text:p>0.025015673</text:p>
          </table:table-cell>
          <table:table-cell office:value-type="float" office:value="0.028821153" calcext:value-type="float">
            <text:p>0.028821153</text:p>
          </table:table-cell>
          <table:table-cell office:value-type="float" office:value="0.026584565" calcext:value-type="float">
            <text:p>0.026584565</text:p>
          </table:table-cell>
          <table:table-cell office:value-type="float" office:value="0.025916869" calcext:value-type="float">
            <text:p>0.025916869</text:p>
          </table:table-cell>
          <table:table-cell office:value-type="float" office:value="0.026584565" calcext:value-type="float">
            <text:p>0.026584565</text:p>
          </table:table-cell>
          <table:table-cell office:value-type="float" office:value="0.001623737" calcext:value-type="float">
            <text:p>0.0016237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07 15:36:38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8469612" calcext:value-type="float">
            <text:p>0.258469612</text:p>
          </table:table-cell>
          <table:table-cell office:value-type="float" office:value="0.255096585" calcext:value-type="float">
            <text:p>0.255096585</text:p>
          </table:table-cell>
          <table:table-cell office:value-type="float" office:value="0.276817116" calcext:value-type="float">
            <text:p>0.276817116</text:p>
          </table:table-cell>
          <table:table-cell office:value-type="float" office:value="0.263461105" calcext:value-type="float">
            <text:p>0.263461105</text:p>
          </table:table-cell>
          <table:table-cell office:value-type="float" office:value="0.258469612" calcext:value-type="float">
            <text:p>0.258469612</text:p>
          </table:table-cell>
          <table:table-cell office:value-type="float" office:value="0.263461105" calcext:value-type="float">
            <text:p>0.263461105</text:p>
          </table:table-cell>
          <table:table-cell office:value-type="float" office:value="0.00954399" calcext:value-type="float">
            <text:p>0.00954399</text:p>
          </table:table-cell>
          <table:table-cell office:value-type="float" office:value="0.025750109" calcext:value-type="float">
            <text:p>0.025750109</text:p>
          </table:table-cell>
          <table:table-cell office:value-type="float" office:value="0.025051593" calcext:value-type="float">
            <text:p>0.025051593</text:p>
          </table:table-cell>
          <table:table-cell office:value-type="float" office:value="0.02954966" calcext:value-type="float">
            <text:p>0.02954966</text:p>
          </table:table-cell>
          <table:table-cell office:value-type="float" office:value="0.026783787" calcext:value-type="float">
            <text:p>0.026783787</text:p>
          </table:table-cell>
          <table:table-cell office:value-type="float" office:value="0.025750109" calcext:value-type="float">
            <text:p>0.025750109</text:p>
          </table:table-cell>
          <table:table-cell office:value-type="float" office:value="0.026783787" calcext:value-type="float">
            <text:p>0.026783787</text:p>
          </table:table-cell>
          <table:table-cell office:value-type="float" office:value="0.001976448" calcext:value-type="float">
            <text:p>0.0019764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07 15:36:39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9837539" calcext:value-type="float">
            <text:p>0.259837539</text:p>
          </table:table-cell>
          <table:table-cell office:value-type="float" office:value="0.254675776" calcext:value-type="float">
            <text:p>0.254675776</text:p>
          </table:table-cell>
          <table:table-cell office:value-type="float" office:value="0.273054871" calcext:value-type="float">
            <text:p>0.273054871</text:p>
          </table:table-cell>
          <table:table-cell office:value-type="float" office:value="0.262522729" calcext:value-type="float">
            <text:p>0.262522729</text:p>
          </table:table-cell>
          <table:table-cell office:value-type="float" office:value="0.259837539" calcext:value-type="float">
            <text:p>0.259837539</text:p>
          </table:table-cell>
          <table:table-cell office:value-type="float" office:value="0.262522729" calcext:value-type="float">
            <text:p>0.262522729</text:p>
          </table:table-cell>
          <table:table-cell office:value-type="float" office:value="0.007739744" calcext:value-type="float">
            <text:p>0.007739744</text:p>
          </table:table-cell>
          <table:table-cell office:value-type="float" office:value="0.026033391" calcext:value-type="float">
            <text:p>0.026033391</text:p>
          </table:table-cell>
          <table:table-cell office:value-type="float" office:value="0.024964448" calcext:value-type="float">
            <text:p>0.024964448</text:p>
          </table:table-cell>
          <table:table-cell office:value-type="float" office:value="0.028770545" calcext:value-type="float">
            <text:p>0.028770545</text:p>
          </table:table-cell>
          <table:table-cell office:value-type="float" office:value="0.026589461" calcext:value-type="float">
            <text:p>0.026589461</text:p>
          </table:table-cell>
          <table:table-cell office:value-type="float" office:value="0.026033391" calcext:value-type="float">
            <text:p>0.026033391</text:p>
          </table:table-cell>
          <table:table-cell office:value-type="float" office:value="0.026589461" calcext:value-type="float">
            <text:p>0.026589461</text:p>
          </table:table-cell>
          <table:table-cell office:value-type="float" office:value="0.001602811" calcext:value-type="float">
            <text:p>0.0016028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07 15:36:40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8930952" calcext:value-type="float">
            <text:p>0.258930952</text:p>
          </table:table-cell>
          <table:table-cell office:value-type="float" office:value="0.255480439" calcext:value-type="float">
            <text:p>0.255480439</text:p>
          </table:table-cell>
          <table:table-cell office:value-type="float" office:value="0.275512371" calcext:value-type="float">
            <text:p>0.275512371</text:p>
          </table:table-cell>
          <table:table-cell office:value-type="float" office:value="0.263307921" calcext:value-type="float">
            <text:p>0.263307921</text:p>
          </table:table-cell>
          <table:table-cell office:value-type="float" office:value="0.258930952" calcext:value-type="float">
            <text:p>0.258930952</text:p>
          </table:table-cell>
          <table:table-cell office:value-type="float" office:value="0.263307921" calcext:value-type="float">
            <text:p>0.263307921</text:p>
          </table:table-cell>
          <table:table-cell office:value-type="float" office:value="0.008744063" calcext:value-type="float">
            <text:p>0.008744063</text:p>
          </table:table-cell>
          <table:table-cell office:value-type="float" office:value="0.025845647" calcext:value-type="float">
            <text:p>0.025845647</text:p>
          </table:table-cell>
          <table:table-cell office:value-type="float" office:value="0.025131085" calcext:value-type="float">
            <text:p>0.025131085</text:p>
          </table:table-cell>
          <table:table-cell office:value-type="float" office:value="0.029279463" calcext:value-type="float">
            <text:p>0.029279463</text:p>
          </table:table-cell>
          <table:table-cell office:value-type="float" office:value="0.026752065" calcext:value-type="float">
            <text:p>0.026752065</text:p>
          </table:table-cell>
          <table:table-cell office:value-type="float" office:value="0.025845647" calcext:value-type="float">
            <text:p>0.025845647</text:p>
          </table:table-cell>
          <table:table-cell office:value-type="float" office:value="0.026752065" calcext:value-type="float">
            <text:p>0.026752065</text:p>
          </table:table-cell>
          <table:table-cell office:value-type="float" office:value="0.001810793" calcext:value-type="float">
            <text:p>0.00181079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07 15:36:41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859359" calcext:value-type="float">
            <text:p>0.25859359</text:p>
          </table:table-cell>
          <table:table-cell office:value-type="float" office:value="0.255340964" calcext:value-type="float">
            <text:p>0.255340964</text:p>
          </table:table-cell>
          <table:table-cell office:value-type="float" office:value="0.274828705" calcext:value-type="float">
            <text:p>0.274828705</text:p>
          </table:table-cell>
          <table:table-cell office:value-type="float" office:value="0.262921087" calcext:value-type="float">
            <text:p>0.262921087</text:p>
          </table:table-cell>
          <table:table-cell office:value-type="float" office:value="0.25859359" calcext:value-type="float">
            <text:p>0.25859359</text:p>
          </table:table-cell>
          <table:table-cell office:value-type="float" office:value="0.262921087" calcext:value-type="float">
            <text:p>0.262921087</text:p>
          </table:table-cell>
          <table:table-cell office:value-type="float" office:value="0.008524022" calcext:value-type="float">
            <text:p>0.008524022</text:p>
          </table:table-cell>
          <table:table-cell office:value-type="float" office:value="0.025775783" calcext:value-type="float">
            <text:p>0.025775783</text:p>
          </table:table-cell>
          <table:table-cell office:value-type="float" office:value="0.025102201" calcext:value-type="float">
            <text:p>0.025102201</text:p>
          </table:table-cell>
          <table:table-cell office:value-type="float" office:value="0.029137884" calcext:value-type="float">
            <text:p>0.029137884</text:p>
          </table:table-cell>
          <table:table-cell office:value-type="float" office:value="0.026671956" calcext:value-type="float">
            <text:p>0.026671956</text:p>
          </table:table-cell>
          <table:table-cell office:value-type="float" office:value="0.025775783" calcext:value-type="float">
            <text:p>0.025775783</text:p>
          </table:table-cell>
          <table:table-cell office:value-type="float" office:value="0.026671956" calcext:value-type="float">
            <text:p>0.026671956</text:p>
          </table:table-cell>
          <table:table-cell office:value-type="float" office:value="0.001765225" calcext:value-type="float">
            <text:p>0.0017652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07 15:36:43</text:p>
          </table:table-cell>
          <table:table-cell office:value-type="float" office:value="27.37908" calcext:value-type="float">
            <text:p>27.37908</text:p>
          </table:table-cell>
          <table:table-cell office:value-type="float" office:value="0.259267123" calcext:value-type="float">
            <text:p>0.259267123</text:p>
          </table:table-cell>
          <table:table-cell office:value-type="float" office:value="0.25495711" calcext:value-type="float">
            <text:p>0.25495711</text:p>
          </table:table-cell>
          <table:table-cell office:value-type="float" office:value="0.273667011" calcext:value-type="float">
            <text:p>0.273667011</text:p>
          </table:table-cell>
          <table:table-cell office:value-type="float" office:value="0.262630414" calcext:value-type="float">
            <text:p>0.262630414</text:p>
          </table:table-cell>
          <table:table-cell office:value-type="float" office:value="0.259267123" calcext:value-type="float">
            <text:p>0.259267123</text:p>
          </table:table-cell>
          <table:table-cell office:value-type="float" office:value="0.262630414" calcext:value-type="float">
            <text:p>0.262630414</text:p>
          </table:table-cell>
          <table:table-cell office:value-type="float" office:value="0.007999954" calcext:value-type="float">
            <text:p>0.007999954</text:p>
          </table:table-cell>
          <table:table-cell office:value-type="float" office:value="0.025915264" calcext:value-type="float">
            <text:p>0.025915264</text:p>
          </table:table-cell>
          <table:table-cell office:value-type="float" office:value="0.025022709" calcext:value-type="float">
            <text:p>0.025022709</text:p>
          </table:table-cell>
          <table:table-cell office:value-type="float" office:value="0.028897311" calcext:value-type="float">
            <text:p>0.028897311</text:p>
          </table:table-cell>
          <table:table-cell office:value-type="float" office:value="0.026611761" calcext:value-type="float">
            <text:p>0.026611761</text:p>
          </table:table-cell>
          <table:table-cell office:value-type="float" office:value="0.025915264" calcext:value-type="float">
            <text:p>0.025915264</text:p>
          </table:table-cell>
          <table:table-cell office:value-type="float" office:value="0.026611761" calcext:value-type="float">
            <text:p>0.026611761</text:p>
          </table:table-cell>
          <table:table-cell office:value-type="float" office:value="0.001656697" calcext:value-type="float">
            <text:p>0.00165669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07 15:36:44</text:p>
          </table:table-cell>
          <table:table-cell office:value-type="float" office:value="27.37908" calcext:value-type="float">
            <text:p>27.37908</text:p>
          </table:table-cell>
          <table:table-cell office:value-type="float" office:value="0.25915149" calcext:value-type="float">
            <text:p>0.25915149</text:p>
          </table:table-cell>
          <table:table-cell office:value-type="float" office:value="0.255183012" calcext:value-type="float">
            <text:p>0.255183012</text:p>
          </table:table-cell>
          <table:table-cell office:value-type="float" office:value="0.273332032" calcext:value-type="float">
            <text:p>0.273332032</text:p>
          </table:table-cell>
          <table:table-cell office:value-type="float" office:value="0.262555511" calcext:value-type="float">
            <text:p>0.262555511</text:p>
          </table:table-cell>
          <table:table-cell office:value-type="float" office:value="0.25915149" calcext:value-type="float">
            <text:p>0.25915149</text:p>
          </table:table-cell>
          <table:table-cell office:value-type="float" office:value="0.262555511" calcext:value-type="float">
            <text:p>0.262555511</text:p>
          </table:table-cell>
          <table:table-cell office:value-type="float" office:value="0.007790475" calcext:value-type="float">
            <text:p>0.007790475</text:p>
          </table:table-cell>
          <table:table-cell office:value-type="float" office:value="0.025891318" calcext:value-type="float">
            <text:p>0.025891318</text:p>
          </table:table-cell>
          <table:table-cell office:value-type="float" office:value="0.025069491" calcext:value-type="float">
            <text:p>0.025069491</text:p>
          </table:table-cell>
          <table:table-cell office:value-type="float" office:value="0.028827942" calcext:value-type="float">
            <text:p>0.028827942</text:p>
          </table:table-cell>
          <table:table-cell office:value-type="float" office:value="0.02659625" calcext:value-type="float">
            <text:p>0.02659625</text:p>
          </table:table-cell>
          <table:table-cell office:value-type="float" office:value="0.025891318" calcext:value-type="float">
            <text:p>0.025891318</text:p>
          </table:table-cell>
          <table:table-cell office:value-type="float" office:value="0.02659625" calcext:value-type="float">
            <text:p>0.02659625</text:p>
          </table:table-cell>
          <table:table-cell office:value-type="float" office:value="0.001613316" calcext:value-type="float">
            <text:p>0.0016133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07 15:36:45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58769424" calcext:value-type="float">
            <text:p>0.258769424</text:p>
          </table:table-cell>
          <table:table-cell office:value-type="float" office:value="0.255190761" calcext:value-type="float">
            <text:p>0.255190761</text:p>
          </table:table-cell>
          <table:table-cell office:value-type="float" office:value="0.276376638" calcext:value-type="float">
            <text:p>0.276376638</text:p>
          </table:table-cell>
          <table:table-cell office:value-type="float" office:value="0.263445607" calcext:value-type="float">
            <text:p>0.263445607</text:p>
          </table:table-cell>
          <table:table-cell office:value-type="float" office:value="0.258769424" calcext:value-type="float">
            <text:p>0.258769424</text:p>
          </table:table-cell>
          <table:table-cell office:value-type="float" office:value="0.263445607" calcext:value-type="float">
            <text:p>0.263445607</text:p>
          </table:table-cell>
          <table:table-cell office:value-type="float" office:value="0.009259603" calcext:value-type="float">
            <text:p>0.009259603</text:p>
          </table:table-cell>
          <table:table-cell office:value-type="float" office:value="0.025812196" calcext:value-type="float">
            <text:p>0.025812196</text:p>
          </table:table-cell>
          <table:table-cell office:value-type="float" office:value="0.025071095" calcext:value-type="float">
            <text:p>0.025071095</text:p>
          </table:table-cell>
          <table:table-cell office:value-type="float" office:value="0.029458442" calcext:value-type="float">
            <text:p>0.029458442</text:p>
          </table:table-cell>
          <table:table-cell office:value-type="float" office:value="0.026780578" calcext:value-type="float">
            <text:p>0.026780578</text:p>
          </table:table-cell>
          <table:table-cell office:value-type="float" office:value="0.025812196" calcext:value-type="float">
            <text:p>0.025812196</text:p>
          </table:table-cell>
          <table:table-cell office:value-type="float" office:value="0.026780578" calcext:value-type="float">
            <text:p>0.026780578</text:p>
          </table:table-cell>
          <table:table-cell office:value-type="float" office:value="0.001917555" calcext:value-type="float">
            <text:p>0.0019175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07 15:36:46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9301097" calcext:value-type="float">
            <text:p>0.259301097</text:p>
          </table:table-cell>
          <table:table-cell office:value-type="float" office:value="0.254994065" calcext:value-type="float">
            <text:p>0.254994065</text:p>
          </table:table-cell>
          <table:table-cell office:value-type="float" office:value="0.273597869" calcext:value-type="float">
            <text:p>0.273597869</text:p>
          </table:table-cell>
          <table:table-cell office:value-type="float" office:value="0.262631011" calcext:value-type="float">
            <text:p>0.262631011</text:p>
          </table:table-cell>
          <table:table-cell office:value-type="float" office:value="0.259301097" calcext:value-type="float">
            <text:p>0.259301097</text:p>
          </table:table-cell>
          <table:table-cell office:value-type="float" office:value="0.262631011" calcext:value-type="float">
            <text:p>0.262631011</text:p>
          </table:table-cell>
          <table:table-cell office:value-type="float" office:value="0.007951588" calcext:value-type="float">
            <text:p>0.007951588</text:p>
          </table:table-cell>
          <table:table-cell office:value-type="float" office:value="0.0259223" calcext:value-type="float">
            <text:p>0.0259223</text:p>
          </table:table-cell>
          <table:table-cell office:value-type="float" office:value="0.025030362" calcext:value-type="float">
            <text:p>0.025030362</text:p>
          </table:table-cell>
          <table:table-cell office:value-type="float" office:value="0.028882993" calcext:value-type="float">
            <text:p>0.028882993</text:p>
          </table:table-cell>
          <table:table-cell office:value-type="float" office:value="0.026611885" calcext:value-type="float">
            <text:p>0.026611885</text:p>
          </table:table-cell>
          <table:table-cell office:value-type="float" office:value="0.0259223" calcext:value-type="float">
            <text:p>0.0259223</text:p>
          </table:table-cell>
          <table:table-cell office:value-type="float" office:value="0.026611885" calcext:value-type="float">
            <text:p>0.026611885</text:p>
          </table:table-cell>
          <table:table-cell office:value-type="float" office:value="0.001646681" calcext:value-type="float">
            <text:p>0.00164668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07 15:36:48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59234936" calcext:value-type="float">
            <text:p>0.259234936</text:p>
          </table:table-cell>
          <table:table-cell office:value-type="float" office:value="0.255302221" calcext:value-type="float">
            <text:p>0.255302221</text:p>
          </table:table-cell>
          <table:table-cell office:value-type="float" office:value="0.272798571" calcext:value-type="float">
            <text:p>0.272798571</text:p>
          </table:table-cell>
          <table:table-cell office:value-type="float" office:value="0.262445243" calcext:value-type="float">
            <text:p>0.262445243</text:p>
          </table:table-cell>
          <table:table-cell office:value-type="float" office:value="0.259234936" calcext:value-type="float">
            <text:p>0.259234936</text:p>
          </table:table-cell>
          <table:table-cell office:value-type="float" office:value="0.262445243" calcext:value-type="float">
            <text:p>0.262445243</text:p>
          </table:table-cell>
          <table:table-cell office:value-type="float" office:value="0.007494892" calcext:value-type="float">
            <text:p>0.007494892</text:p>
          </table:table-cell>
          <table:table-cell office:value-type="float" office:value="0.025908599" calcext:value-type="float">
            <text:p>0.025908599</text:p>
          </table:table-cell>
          <table:table-cell office:value-type="float" office:value="0.025094178" calcext:value-type="float">
            <text:p>0.025094178</text:p>
          </table:table-cell>
          <table:table-cell office:value-type="float" office:value="0.028717468" calcext:value-type="float">
            <text:p>0.028717468</text:p>
          </table:table-cell>
          <table:table-cell office:value-type="float" office:value="0.026573415" calcext:value-type="float">
            <text:p>0.026573415</text:p>
          </table:table-cell>
          <table:table-cell office:value-type="float" office:value="0.025908599" calcext:value-type="float">
            <text:p>0.025908599</text:p>
          </table:table-cell>
          <table:table-cell office:value-type="float" office:value="0.026573415" calcext:value-type="float">
            <text:p>0.026573415</text:p>
          </table:table-cell>
          <table:table-cell office:value-type="float" office:value="0.001552105" calcext:value-type="float">
            <text:p>0.0015521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07 15:36:49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8364708" calcext:value-type="float">
            <text:p>0.258364708</text:p>
          </table:table-cell>
          <table:table-cell office:value-type="float" office:value="0.255325467" calcext:value-type="float">
            <text:p>0.255325467</text:p>
          </table:table-cell>
          <table:table-cell office:value-type="float" office:value="0.274708304" calcext:value-type="float">
            <text:p>0.274708304</text:p>
          </table:table-cell>
          <table:table-cell office:value-type="float" office:value="0.262799493" calcext:value-type="float">
            <text:p>0.262799493</text:p>
          </table:table-cell>
          <table:table-cell office:value-type="float" office:value="0.258364708" calcext:value-type="float">
            <text:p>0.258364708</text:p>
          </table:table-cell>
          <table:table-cell office:value-type="float" office:value="0.262799493" calcext:value-type="float">
            <text:p>0.262799493</text:p>
          </table:table-cell>
          <table:table-cell office:value-type="float" office:value="0.00851172" calcext:value-type="float">
            <text:p>0.00851172</text:p>
          </table:table-cell>
          <table:table-cell office:value-type="float" office:value="0.025728384" calcext:value-type="float">
            <text:p>0.025728384</text:p>
          </table:table-cell>
          <table:table-cell office:value-type="float" office:value="0.025098992" calcext:value-type="float">
            <text:p>0.025098992</text:p>
          </table:table-cell>
          <table:table-cell office:value-type="float" office:value="0.029112951" calcext:value-type="float">
            <text:p>0.029112951</text:p>
          </table:table-cell>
          <table:table-cell office:value-type="float" office:value="0.026646775" calcext:value-type="float">
            <text:p>0.026646775</text:p>
          </table:table-cell>
          <table:table-cell office:value-type="float" office:value="0.025728384" calcext:value-type="float">
            <text:p>0.025728384</text:p>
          </table:table-cell>
          <table:table-cell office:value-type="float" office:value="0.026646775" calcext:value-type="float">
            <text:p>0.026646775</text:p>
          </table:table-cell>
          <table:table-cell office:value-type="float" office:value="0.001762678" calcext:value-type="float">
            <text:p>0.00176267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07 15:36:50</text:p>
          </table:table-cell>
          <table:table-cell office:value-type="float" office:value="27.37908" calcext:value-type="float">
            <text:p>27.37908</text:p>
          </table:table-cell>
          <table:table-cell office:value-type="float" office:value="0.259448917" calcext:value-type="float">
            <text:p>0.259448917</text:p>
          </table:table-cell>
          <table:table-cell office:value-type="float" office:value="0.254907638" calcext:value-type="float">
            <text:p>0.254907638</text:p>
          </table:table-cell>
          <table:table-cell office:value-type="float" office:value="0.272904667" calcext:value-type="float">
            <text:p>0.272904667</text:p>
          </table:table-cell>
          <table:table-cell office:value-type="float" office:value="0.262420407" calcext:value-type="float">
            <text:p>0.262420407</text:p>
          </table:table-cell>
          <table:table-cell office:value-type="float" office:value="0.259448917" calcext:value-type="float">
            <text:p>0.259448917</text:p>
          </table:table-cell>
          <table:table-cell office:value-type="float" office:value="0.262420407" calcext:value-type="float">
            <text:p>0.262420407</text:p>
          </table:table-cell>
          <table:table-cell office:value-type="float" office:value="0.007641796" calcext:value-type="float">
            <text:p>0.007641796</text:p>
          </table:table-cell>
          <table:table-cell office:value-type="float" office:value="0.025952912" calcext:value-type="float">
            <text:p>0.025952912</text:p>
          </table:table-cell>
          <table:table-cell office:value-type="float" office:value="0.025012464" calcext:value-type="float">
            <text:p>0.025012464</text:p>
          </table:table-cell>
          <table:table-cell office:value-type="float" office:value="0.028739439" calcext:value-type="float">
            <text:p>0.028739439</text:p>
          </table:table-cell>
          <table:table-cell office:value-type="float" office:value="0.026568272" calcext:value-type="float">
            <text:p>0.026568272</text:p>
          </table:table-cell>
          <table:table-cell office:value-type="float" office:value="0.025952912" calcext:value-type="float">
            <text:p>0.025952912</text:p>
          </table:table-cell>
          <table:table-cell office:value-type="float" office:value="0.026568272" calcext:value-type="float">
            <text:p>0.026568272</text:p>
          </table:table-cell>
          <table:table-cell office:value-type="float" office:value="0.001582527" calcext:value-type="float">
            <text:p>0.00158252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07 15:36:51</text:p>
          </table:table-cell>
          <table:table-cell office:value-type="float" office:value="27.37908" calcext:value-type="float">
            <text:p>27.37908</text:p>
          </table:table-cell>
          <table:table-cell office:value-type="float" office:value="0.259201558" calcext:value-type="float">
            <text:p>0.259201558</text:p>
          </table:table-cell>
          <table:table-cell office:value-type="float" office:value="0.255399377" calcext:value-type="float">
            <text:p>0.255399377</text:p>
          </table:table-cell>
          <table:table-cell office:value-type="float" office:value="0.273227724" calcext:value-type="float">
            <text:p>0.273227724</text:p>
          </table:table-cell>
          <table:table-cell office:value-type="float" office:value="0.262609553" calcext:value-type="float">
            <text:p>0.262609553</text:p>
          </table:table-cell>
          <table:table-cell office:value-type="float" office:value="0.259201558" calcext:value-type="float">
            <text:p>0.259201558</text:p>
          </table:table-cell>
          <table:table-cell office:value-type="float" office:value="0.262609553" calcext:value-type="float">
            <text:p>0.262609553</text:p>
          </table:table-cell>
          <table:table-cell office:value-type="float" office:value="0.007666956" calcext:value-type="float">
            <text:p>0.007666956</text:p>
          </table:table-cell>
          <table:table-cell office:value-type="float" office:value="0.025901686" calcext:value-type="float">
            <text:p>0.025901686</text:p>
          </table:table-cell>
          <table:table-cell office:value-type="float" office:value="0.025114297" calcext:value-type="float">
            <text:p>0.025114297</text:p>
          </table:table-cell>
          <table:table-cell office:value-type="float" office:value="0.028806341" calcext:value-type="float">
            <text:p>0.028806341</text:p>
          </table:table-cell>
          <table:table-cell office:value-type="float" office:value="0.026607441" calcext:value-type="float">
            <text:p>0.026607441</text:p>
          </table:table-cell>
          <table:table-cell office:value-type="float" office:value="0.025901686" calcext:value-type="float">
            <text:p>0.025901686</text:p>
          </table:table-cell>
          <table:table-cell office:value-type="float" office:value="0.026607441" calcext:value-type="float">
            <text:p>0.026607441</text:p>
          </table:table-cell>
          <table:table-cell office:value-type="float" office:value="0.001587737" calcext:value-type="float">
            <text:p>0.00158773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07 15:36:52</text:p>
          </table:table-cell>
          <table:table-cell office:value-type="float" office:value="27.38413" calcext:value-type="float">
            <text:p>27.38413</text:p>
          </table:table-cell>
          <table:table-cell office:value-type="float" office:value="0.258602531" calcext:value-type="float">
            <text:p>0.258602531</text:p>
          </table:table-cell>
          <table:table-cell office:value-type="float" office:value="0.255003602" calcext:value-type="float">
            <text:p>0.255003602</text:p>
          </table:table-cell>
          <table:table-cell office:value-type="float" office:value="0.276721749" calcext:value-type="float">
            <text:p>0.276721749</text:p>
          </table:table-cell>
          <table:table-cell office:value-type="float" office:value="0.263442627" calcext:value-type="float">
            <text:p>0.263442627</text:p>
          </table:table-cell>
          <table:table-cell office:value-type="float" office:value="0.258602531" calcext:value-type="float">
            <text:p>0.258602531</text:p>
          </table:table-cell>
          <table:table-cell office:value-type="float" office:value="0.263442627" calcext:value-type="float">
            <text:p>0.263442627</text:p>
          </table:table-cell>
          <table:table-cell office:value-type="float" office:value="0.009504012" calcext:value-type="float">
            <text:p>0.009504012</text:p>
          </table:table-cell>
          <table:table-cell office:value-type="float" office:value="0.025777635" calcext:value-type="float">
            <text:p>0.025777635</text:p>
          </table:table-cell>
          <table:table-cell office:value-type="float" office:value="0.025032337" calcext:value-type="float">
            <text:p>0.025032337</text:p>
          </table:table-cell>
          <table:table-cell office:value-type="float" office:value="0.02952991" calcext:value-type="float">
            <text:p>0.02952991</text:p>
          </table:table-cell>
          <table:table-cell office:value-type="float" office:value="0.026779961" calcext:value-type="float">
            <text:p>0.026779961</text:p>
          </table:table-cell>
          <table:table-cell office:value-type="float" office:value="0.025777635" calcext:value-type="float">
            <text:p>0.025777635</text:p>
          </table:table-cell>
          <table:table-cell office:value-type="float" office:value="0.026779961" calcext:value-type="float">
            <text:p>0.026779961</text:p>
          </table:table-cell>
          <table:table-cell office:value-type="float" office:value="0.001968169" calcext:value-type="float">
            <text:p>0.00196816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07 15:36:54</text:p>
          </table:table-cell>
          <table:table-cell office:value-type="float" office:value="27.38413" calcext:value-type="float">
            <text:p>27.38413</text:p>
          </table:table-cell>
          <table:table-cell office:value-type="float" office:value="0.258554847" calcext:value-type="float">
            <text:p>0.258554847</text:p>
          </table:table-cell>
          <table:table-cell office:value-type="float" office:value="0.255565674" calcext:value-type="float">
            <text:p>0.255565674</text:p>
          </table:table-cell>
          <table:table-cell office:value-type="float" office:value="0.277494821" calcext:value-type="float">
            <text:p>0.277494821</text:p>
          </table:table-cell>
          <table:table-cell office:value-type="float" office:value="0.263871781" calcext:value-type="float">
            <text:p>0.263871781</text:p>
          </table:table-cell>
          <table:table-cell office:value-type="float" office:value="0.258554847" calcext:value-type="float">
            <text:p>0.258554847</text:p>
          </table:table-cell>
          <table:table-cell office:value-type="float" office:value="0.263871781" calcext:value-type="float">
            <text:p>0.263871781</text:p>
          </table:table-cell>
          <table:table-cell office:value-type="float" office:value="0.009709934" calcext:value-type="float">
            <text:p>0.009709934</text:p>
          </table:table-cell>
          <table:table-cell office:value-type="float" office:value="0.02576776" calcext:value-type="float">
            <text:p>0.02576776</text:p>
          </table:table-cell>
          <table:table-cell office:value-type="float" office:value="0.025148736" calcext:value-type="float">
            <text:p>0.025148736</text:p>
          </table:table-cell>
          <table:table-cell office:value-type="float" office:value="0.029690004" calcext:value-type="float">
            <text:p>0.029690004</text:p>
          </table:table-cell>
          <table:table-cell office:value-type="float" office:value="0.026868833" calcext:value-type="float">
            <text:p>0.026868833</text:p>
          </table:table-cell>
          <table:table-cell office:value-type="float" office:value="0.02576776" calcext:value-type="float">
            <text:p>0.02576776</text:p>
          </table:table-cell>
          <table:table-cell office:value-type="float" office:value="0.026868833" calcext:value-type="float">
            <text:p>0.026868833</text:p>
          </table:table-cell>
          <table:table-cell office:value-type="float" office:value="0.002010813" calcext:value-type="float">
            <text:p>0.00201081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07 15:36:55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59671242" calcext:value-type="float">
            <text:p>0.259671242</text:p>
          </table:table-cell>
          <table:table-cell office:value-type="float" office:value="0.254744322" calcext:value-type="float">
            <text:p>0.254744322</text:p>
          </table:table-cell>
          <table:table-cell office:value-type="float" office:value="0.275616679" calcext:value-type="float">
            <text:p>0.275616679</text:p>
          </table:table-cell>
          <table:table-cell office:value-type="float" office:value="0.263344081" calcext:value-type="float">
            <text:p>0.263344081</text:p>
          </table:table-cell>
          <table:table-cell office:value-type="float" office:value="0.259671242" calcext:value-type="float">
            <text:p>0.259671242</text:p>
          </table:table-cell>
          <table:table-cell office:value-type="float" office:value="0.263344081" calcext:value-type="float">
            <text:p>0.263344081</text:p>
          </table:table-cell>
          <table:table-cell office:value-type="float" office:value="0.008908091" calcext:value-type="float">
            <text:p>0.008908091</text:p>
          </table:table-cell>
          <table:table-cell office:value-type="float" office:value="0.025998953" calcext:value-type="float">
            <text:p>0.025998953</text:p>
          </table:table-cell>
          <table:table-cell office:value-type="float" office:value="0.024978643" calcext:value-type="float">
            <text:p>0.024978643</text:p>
          </table:table-cell>
          <table:table-cell office:value-type="float" office:value="0.029301064" calcext:value-type="float">
            <text:p>0.029301064</text:p>
          </table:table-cell>
          <table:table-cell office:value-type="float" office:value="0.026759553" calcext:value-type="float">
            <text:p>0.026759553</text:p>
          </table:table-cell>
          <table:table-cell office:value-type="float" office:value="0.025998953" calcext:value-type="float">
            <text:p>0.025998953</text:p>
          </table:table-cell>
          <table:table-cell office:value-type="float" office:value="0.026759553" calcext:value-type="float">
            <text:p>0.026759553</text:p>
          </table:table-cell>
          <table:table-cell office:value-type="float" office:value="0.001844761" calcext:value-type="float">
            <text:p>0.0018447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07 15:36:56</text:p>
          </table:table-cell>
          <table:table-cell office:value-type="float" office:value="27.37908" calcext:value-type="float">
            <text:p>27.37908</text:p>
          </table:table-cell>
          <table:table-cell office:value-type="float" office:value="0.259931118" calcext:value-type="float">
            <text:p>0.259931118</text:p>
          </table:table-cell>
          <table:table-cell office:value-type="float" office:value="0.255148441" calcext:value-type="float">
            <text:p>0.255148441</text:p>
          </table:table-cell>
          <table:table-cell office:value-type="float" office:value="0.274674329" calcext:value-type="float">
            <text:p>0.274674329</text:p>
          </table:table-cell>
          <table:table-cell office:value-type="float" office:value="0.263251296" calcext:value-type="float">
            <text:p>0.263251296</text:p>
          </table:table-cell>
          <table:table-cell office:value-type="float" office:value="0.259931118" calcext:value-type="float">
            <text:p>0.259931118</text:p>
          </table:table-cell>
          <table:table-cell office:value-type="float" office:value="0.263251296" calcext:value-type="float">
            <text:p>0.263251296</text:p>
          </table:table-cell>
          <table:table-cell office:value-type="float" office:value="0.008309944" calcext:value-type="float">
            <text:p>0.008309944</text:p>
          </table:table-cell>
          <table:table-cell office:value-type="float" office:value="0.02605277" calcext:value-type="float">
            <text:p>0.02605277</text:p>
          </table:table-cell>
          <table:table-cell office:value-type="float" office:value="0.025062332" calcext:value-type="float">
            <text:p>0.025062332</text:p>
          </table:table-cell>
          <table:table-cell office:value-type="float" office:value="0.029105915" calcext:value-type="float">
            <text:p>0.029105915</text:p>
          </table:table-cell>
          <table:table-cell office:value-type="float" office:value="0.026740339" calcext:value-type="float">
            <text:p>0.026740339</text:p>
          </table:table-cell>
          <table:table-cell office:value-type="float" office:value="0.02605277" calcext:value-type="float">
            <text:p>0.02605277</text:p>
          </table:table-cell>
          <table:table-cell office:value-type="float" office:value="0.026740339" calcext:value-type="float">
            <text:p>0.026740339</text:p>
          </table:table-cell>
          <table:table-cell office:value-type="float" office:value="0.001720892" calcext:value-type="float">
            <text:p>0.00172089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07 15:36:57</text:p>
          </table:table-cell>
          <table:table-cell office:value-type="float" office:value="27.38413" calcext:value-type="float">
            <text:p>27.38413</text:p>
          </table:table-cell>
          <table:table-cell office:value-type="float" office:value="0.258632929" calcext:value-type="float">
            <text:p>0.258632929</text:p>
          </table:table-cell>
          <table:table-cell office:value-type="float" office:value="0.255228907" calcext:value-type="float">
            <text:p>0.255228907</text:p>
          </table:table-cell>
          <table:table-cell office:value-type="float" office:value="0.277341637" calcext:value-type="float">
            <text:p>0.277341637</text:p>
          </table:table-cell>
          <table:table-cell office:value-type="float" office:value="0.263734491" calcext:value-type="float">
            <text:p>0.263734491</text:p>
          </table:table-cell>
          <table:table-cell office:value-type="float" office:value="0.258632929" calcext:value-type="float">
            <text:p>0.258632929</text:p>
          </table:table-cell>
          <table:table-cell office:value-type="float" office:value="0.263734491" calcext:value-type="float">
            <text:p>0.263734491</text:p>
          </table:table-cell>
          <table:table-cell office:value-type="float" office:value="0.009721545" calcext:value-type="float">
            <text:p>0.009721545</text:p>
          </table:table-cell>
          <table:table-cell office:value-type="float" office:value="0.02578393" calcext:value-type="float">
            <text:p>0.02578393</text:p>
          </table:table-cell>
          <table:table-cell office:value-type="float" office:value="0.025078995" calcext:value-type="float">
            <text:p>0.025078995</text:p>
          </table:table-cell>
          <table:table-cell office:value-type="float" office:value="0.029658282" calcext:value-type="float">
            <text:p>0.029658282</text:p>
          </table:table-cell>
          <table:table-cell office:value-type="float" office:value="0.026840402" calcext:value-type="float">
            <text:p>0.026840402</text:p>
          </table:table-cell>
          <table:table-cell office:value-type="float" office:value="0.02578393" calcext:value-type="float">
            <text:p>0.02578393</text:p>
          </table:table-cell>
          <table:table-cell office:value-type="float" office:value="0.026840402" calcext:value-type="float">
            <text:p>0.026840402</text:p>
          </table:table-cell>
          <table:table-cell office:value-type="float" office:value="0.002013217" calcext:value-type="float">
            <text:p>0.0020132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07 15:36:59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58640082" calcext:value-type="float">
            <text:p>0.258640082</text:p>
          </table:table-cell>
          <table:table-cell office:value-type="float" office:value="0.255010158" calcext:value-type="float">
            <text:p>0.255010158</text:p>
          </table:table-cell>
          <table:table-cell office:value-type="float" office:value="0.276958379" calcext:value-type="float">
            <text:p>0.276958379</text:p>
          </table:table-cell>
          <table:table-cell office:value-type="float" office:value="0.263536207" calcext:value-type="float">
            <text:p>0.263536207</text:p>
          </table:table-cell>
          <table:table-cell office:value-type="float" office:value="0.258640082" calcext:value-type="float">
            <text:p>0.258640082</text:p>
          </table:table-cell>
          <table:table-cell office:value-type="float" office:value="0.263536207" calcext:value-type="float">
            <text:p>0.263536207</text:p>
          </table:table-cell>
          <table:table-cell office:value-type="float" office:value="0.009605905" calcext:value-type="float">
            <text:p>0.009605905</text:p>
          </table:table-cell>
          <table:table-cell office:value-type="float" office:value="0.025785411" calcext:value-type="float">
            <text:p>0.025785411</text:p>
          </table:table-cell>
          <table:table-cell office:value-type="float" office:value="0.025033695" calcext:value-type="float">
            <text:p>0.025033695</text:p>
          </table:table-cell>
          <table:table-cell office:value-type="float" office:value="0.029578914" calcext:value-type="float">
            <text:p>0.029578914</text:p>
          </table:table-cell>
          <table:table-cell office:value-type="float" office:value="0.02679934" calcext:value-type="float">
            <text:p>0.02679934</text:p>
          </table:table-cell>
          <table:table-cell office:value-type="float" office:value="0.025785411" calcext:value-type="float">
            <text:p>0.025785411</text:p>
          </table:table-cell>
          <table:table-cell office:value-type="float" office:value="0.02679934" calcext:value-type="float">
            <text:p>0.02679934</text:p>
          </table:table-cell>
          <table:table-cell office:value-type="float" office:value="0.00198927" calcext:value-type="float">
            <text:p>0.001989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07 15:37:00</text:p>
          </table:table-cell>
          <table:table-cell office:value-type="float" office:value="27.37908" calcext:value-type="float">
            <text:p>27.37908</text:p>
          </table:table-cell>
          <table:table-cell office:value-type="float" office:value="0.258771212" calcext:value-type="float">
            <text:p>0.258771212</text:p>
          </table:table-cell>
          <table:table-cell office:value-type="float" office:value="0.255618722" calcext:value-type="float">
            <text:p>0.255618722</text:p>
          </table:table-cell>
          <table:table-cell office:value-type="float" office:value="0.272243651" calcext:value-type="float">
            <text:p>0.272243651</text:p>
          </table:table-cell>
          <table:table-cell office:value-type="float" office:value="0.262211195" calcext:value-type="float">
            <text:p>0.262211195</text:p>
          </table:table-cell>
          <table:table-cell office:value-type="float" office:value="0.258771212" calcext:value-type="float">
            <text:p>0.258771212</text:p>
          </table:table-cell>
          <table:table-cell office:value-type="float" office:value="0.262211195" calcext:value-type="float">
            <text:p>0.262211195</text:p>
          </table:table-cell>
          <table:table-cell office:value-type="float" office:value="0.007209817" calcext:value-type="float">
            <text:p>0.007209817</text:p>
          </table:table-cell>
          <table:table-cell office:value-type="float" office:value="0.025812567" calcext:value-type="float">
            <text:p>0.025812567</text:p>
          </table:table-cell>
          <table:table-cell office:value-type="float" office:value="0.025159721" calcext:value-type="float">
            <text:p>0.025159721</text:p>
          </table:table-cell>
          <table:table-cell office:value-type="float" office:value="0.028602551" calcext:value-type="float">
            <text:p>0.028602551</text:p>
          </table:table-cell>
          <table:table-cell office:value-type="float" office:value="0.026524946" calcext:value-type="float">
            <text:p>0.026524946</text:p>
          </table:table-cell>
          <table:table-cell office:value-type="float" office:value="0.025812567" calcext:value-type="float">
            <text:p>0.025812567</text:p>
          </table:table-cell>
          <table:table-cell office:value-type="float" office:value="0.026524946" calcext:value-type="float">
            <text:p>0.026524946</text:p>
          </table:table-cell>
          <table:table-cell office:value-type="float" office:value="0.001493069" calcext:value-type="float">
            <text:p>0.00149306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07 15:37:01</text:p>
          </table:table-cell>
          <table:table-cell office:value-type="float" office:value="27.37908" calcext:value-type="float">
            <text:p>27.37908</text:p>
          </table:table-cell>
          <table:table-cell office:value-type="float" office:value="0.25866452" calcext:value-type="float">
            <text:p>0.25866452</text:p>
          </table:table-cell>
          <table:table-cell office:value-type="float" office:value="0.255112678" calcext:value-type="float">
            <text:p>0.255112678</text:p>
          </table:table-cell>
          <table:table-cell office:value-type="float" office:value="0.2749199" calcext:value-type="float">
            <text:p>0.2749199</text:p>
          </table:table-cell>
          <table:table-cell office:value-type="float" office:value="0.262899033" calcext:value-type="float">
            <text:p>0.262899033</text:p>
          </table:table-cell>
          <table:table-cell office:value-type="float" office:value="0.25866452" calcext:value-type="float">
            <text:p>0.25866452</text:p>
          </table:table-cell>
          <table:table-cell office:value-type="float" office:value="0.262899033" calcext:value-type="float">
            <text:p>0.262899033</text:p>
          </table:table-cell>
          <table:table-cell office:value-type="float" office:value="0.008622832" calcext:value-type="float">
            <text:p>0.008622832</text:p>
          </table:table-cell>
          <table:table-cell office:value-type="float" office:value="0.025790472" calcext:value-type="float">
            <text:p>0.025790472</text:p>
          </table:table-cell>
          <table:table-cell office:value-type="float" office:value="0.025054925" calcext:value-type="float">
            <text:p>0.025054925</text:p>
          </table:table-cell>
          <table:table-cell office:value-type="float" office:value="0.02915677" calcext:value-type="float">
            <text:p>0.02915677</text:p>
          </table:table-cell>
          <table:table-cell office:value-type="float" office:value="0.026667389" calcext:value-type="float">
            <text:p>0.026667389</text:p>
          </table:table-cell>
          <table:table-cell office:value-type="float" office:value="0.025790472" calcext:value-type="float">
            <text:p>0.025790472</text:p>
          </table:table-cell>
          <table:table-cell office:value-type="float" office:value="0.026667389" calcext:value-type="float">
            <text:p>0.026667389</text:p>
          </table:table-cell>
          <table:table-cell office:value-type="float" office:value="0.001785687" calcext:value-type="float">
            <text:p>0.00178568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07 15:37:02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59499581" calcext:value-type="float">
            <text:p>0.259499581</text:p>
          </table:table-cell>
          <table:table-cell office:value-type="float" office:value="0.254413516" calcext:value-type="float">
            <text:p>0.254413516</text:p>
          </table:table-cell>
          <table:table-cell office:value-type="float" office:value="0.270761284" calcext:value-type="float">
            <text:p>0.270761284</text:p>
          </table:table-cell>
          <table:table-cell office:value-type="float" office:value="0.261558127" calcext:value-type="float">
            <text:p>0.261558127</text:p>
          </table:table-cell>
          <table:table-cell office:value-type="float" office:value="0.259499581" calcext:value-type="float">
            <text:p>0.259499581</text:p>
          </table:table-cell>
          <table:table-cell office:value-type="float" office:value="0.261558127" calcext:value-type="float">
            <text:p>0.261558127</text:p>
          </table:table-cell>
          <table:table-cell office:value-type="float" office:value="0.006830841" calcext:value-type="float">
            <text:p>0.006830841</text:p>
          </table:table-cell>
          <table:table-cell office:value-type="float" office:value="0.025963403" calcext:value-type="float">
            <text:p>0.025963403</text:p>
          </table:table-cell>
          <table:table-cell office:value-type="float" office:value="0.024910137" calcext:value-type="float">
            <text:p>0.024910137</text:p>
          </table:table-cell>
          <table:table-cell office:value-type="float" office:value="0.02829557" calcext:value-type="float">
            <text:p>0.02829557</text:p>
          </table:table-cell>
          <table:table-cell office:value-type="float" office:value="0.026389704" calcext:value-type="float">
            <text:p>0.026389704</text:p>
          </table:table-cell>
          <table:table-cell office:value-type="float" office:value="0.025963403" calcext:value-type="float">
            <text:p>0.025963403</text:p>
          </table:table-cell>
          <table:table-cell office:value-type="float" office:value="0.026389704" calcext:value-type="float">
            <text:p>0.026389704</text:p>
          </table:table-cell>
          <table:table-cell office:value-type="float" office:value="0.001414588" calcext:value-type="float">
            <text:p>0.00141458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07 15:37:04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871876" calcext:value-type="float">
            <text:p>0.25871876</text:p>
          </table:table-cell>
          <table:table-cell office:value-type="float" office:value="0.254747898" calcext:value-type="float">
            <text:p>0.254747898</text:p>
          </table:table-cell>
          <table:table-cell office:value-type="float" office:value="0.269944104" calcext:value-type="float">
            <text:p>0.269944104</text:p>
          </table:table-cell>
          <table:table-cell office:value-type="float" office:value="0.261136921" calcext:value-type="float">
            <text:p>0.261136921</text:p>
          </table:table-cell>
          <table:table-cell office:value-type="float" office:value="0.25871876" calcext:value-type="float">
            <text:p>0.25871876</text:p>
          </table:table-cell>
          <table:table-cell office:value-type="float" office:value="0.261136921" calcext:value-type="float">
            <text:p>0.261136921</text:p>
          </table:table-cell>
          <table:table-cell office:value-type="float" office:value="0.006435153" calcext:value-type="float">
            <text:p>0.006435153</text:p>
          </table:table-cell>
          <table:table-cell office:value-type="float" office:value="0.025801704" calcext:value-type="float">
            <text:p>0.025801704</text:p>
          </table:table-cell>
          <table:table-cell office:value-type="float" office:value="0.024979383" calcext:value-type="float">
            <text:p>0.024979383</text:p>
          </table:table-cell>
          <table:table-cell office:value-type="float" office:value="0.028126342" calcext:value-type="float">
            <text:p>0.028126342</text:p>
          </table:table-cell>
          <table:table-cell office:value-type="float" office:value="0.026302477" calcext:value-type="float">
            <text:p>0.026302477</text:p>
          </table:table-cell>
          <table:table-cell office:value-type="float" office:value="0.025801704" calcext:value-type="float">
            <text:p>0.025801704</text:p>
          </table:table-cell>
          <table:table-cell office:value-type="float" office:value="0.026302477" calcext:value-type="float">
            <text:p>0.026302477</text:p>
          </table:table-cell>
          <table:table-cell office:value-type="float" office:value="0.001332646" calcext:value-type="float">
            <text:p>0.00133264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07 15:37:05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58235962" calcext:value-type="float">
            <text:p>0.258235962</text:p>
          </table:table-cell>
          <table:table-cell office:value-type="float" office:value="0.254869491" calcext:value-type="float">
            <text:p>0.254869491</text:p>
          </table:table-cell>
          <table:table-cell office:value-type="float" office:value="0.274059209" calcext:value-type="float">
            <text:p>0.274059209</text:p>
          </table:table-cell>
          <table:table-cell office:value-type="float" office:value="0.262388221" calcext:value-type="float">
            <text:p>0.262388221</text:p>
          </table:table-cell>
          <table:table-cell office:value-type="float" office:value="0.258235962" calcext:value-type="float">
            <text:p>0.258235962</text:p>
          </table:table-cell>
          <table:table-cell office:value-type="float" office:value="0.262388221" calcext:value-type="float">
            <text:p>0.262388221</text:p>
          </table:table-cell>
          <table:table-cell office:value-type="float" office:value="0.008366292" calcext:value-type="float">
            <text:p>0.008366292</text:p>
          </table:table-cell>
          <table:table-cell office:value-type="float" office:value="0.025701722" calcext:value-type="float">
            <text:p>0.025701722</text:p>
          </table:table-cell>
          <table:table-cell office:value-type="float" office:value="0.025004564" calcext:value-type="float">
            <text:p>0.025004564</text:p>
          </table:table-cell>
          <table:table-cell office:value-type="float" office:value="0.028978531" calcext:value-type="float">
            <text:p>0.028978531</text:p>
          </table:table-cell>
          <table:table-cell office:value-type="float" office:value="0.026561606" calcext:value-type="float">
            <text:p>0.026561606</text:p>
          </table:table-cell>
          <table:table-cell office:value-type="float" office:value="0.025701722" calcext:value-type="float">
            <text:p>0.025701722</text:p>
          </table:table-cell>
          <table:table-cell office:value-type="float" office:value="0.026561606" calcext:value-type="float">
            <text:p>0.026561606</text:p>
          </table:table-cell>
          <table:table-cell office:value-type="float" office:value="0.001732561" calcext:value-type="float">
            <text:p>0.00173256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07 15:37:06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9427459" calcext:value-type="float">
            <text:p>0.259427459</text:p>
          </table:table-cell>
          <table:table-cell office:value-type="float" office:value="0.254693062" calcext:value-type="float">
            <text:p>0.254693062</text:p>
          </table:table-cell>
          <table:table-cell office:value-type="float" office:value="0.270541939" calcext:value-type="float">
            <text:p>0.270541939</text:p>
          </table:table-cell>
          <table:table-cell office:value-type="float" office:value="0.261554153" calcext:value-type="float">
            <text:p>0.261554153</text:p>
          </table:table-cell>
          <table:table-cell office:value-type="float" office:value="0.259427459" calcext:value-type="float">
            <text:p>0.259427459</text:p>
          </table:table-cell>
          <table:table-cell office:value-type="float" office:value="0.261554153" calcext:value-type="float">
            <text:p>0.261554153</text:p>
          </table:table-cell>
          <table:table-cell office:value-type="float" office:value="0.006642733" calcext:value-type="float">
            <text:p>0.006642733</text:p>
          </table:table-cell>
          <table:table-cell office:value-type="float" office:value="0.025948468" calcext:value-type="float">
            <text:p>0.025948468</text:p>
          </table:table-cell>
          <table:table-cell office:value-type="float" office:value="0.024968028" calcext:value-type="float">
            <text:p>0.024968028</text:p>
          </table:table-cell>
          <table:table-cell office:value-type="float" office:value="0.028250147" calcext:value-type="float">
            <text:p>0.028250147</text:p>
          </table:table-cell>
          <table:table-cell office:value-type="float" office:value="0.026388881" calcext:value-type="float">
            <text:p>0.026388881</text:p>
          </table:table-cell>
          <table:table-cell office:value-type="float" office:value="0.025948468" calcext:value-type="float">
            <text:p>0.025948468</text:p>
          </table:table-cell>
          <table:table-cell office:value-type="float" office:value="0.026388881" calcext:value-type="float">
            <text:p>0.026388881</text:p>
          </table:table-cell>
          <table:table-cell office:value-type="float" office:value="0.001375633" calcext:value-type="float">
            <text:p>0.00137563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07 15:37:07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8377821" calcext:value-type="float">
            <text:p>0.258377821</text:p>
          </table:table-cell>
          <table:table-cell office:value-type="float" office:value="0.255251557" calcext:value-type="float">
            <text:p>0.255251557</text:p>
          </table:table-cell>
          <table:table-cell office:value-type="float" office:value="0.272577437" calcext:value-type="float">
            <text:p>0.272577437</text:p>
          </table:table-cell>
          <table:table-cell office:value-type="float" office:value="0.262068939" calcext:value-type="float">
            <text:p>0.262068939</text:p>
          </table:table-cell>
          <table:table-cell office:value-type="float" office:value="0.258377821" calcext:value-type="float">
            <text:p>0.258377821</text:p>
          </table:table-cell>
          <table:table-cell office:value-type="float" office:value="0.262068939" calcext:value-type="float">
            <text:p>0.262068939</text:p>
          </table:table-cell>
          <table:table-cell office:value-type="float" office:value="0.007539443" calcext:value-type="float">
            <text:p>0.007539443</text:p>
          </table:table-cell>
          <table:table-cell office:value-type="float" office:value="0.0257311" calcext:value-type="float">
            <text:p>0.0257311</text:p>
          </table:table-cell>
          <table:table-cell office:value-type="float" office:value="0.025083686" calcext:value-type="float">
            <text:p>0.025083686</text:p>
          </table:table-cell>
          <table:table-cell office:value-type="float" office:value="0.028671674" calcext:value-type="float">
            <text:p>0.028671674</text:p>
          </table:table-cell>
          <table:table-cell office:value-type="float" office:value="0.026495487" calcext:value-type="float">
            <text:p>0.026495487</text:p>
          </table:table-cell>
          <table:table-cell office:value-type="float" office:value="0.0257311" calcext:value-type="float">
            <text:p>0.0257311</text:p>
          </table:table-cell>
          <table:table-cell office:value-type="float" office:value="0.026495487" calcext:value-type="float">
            <text:p>0.026495487</text:p>
          </table:table-cell>
          <table:table-cell office:value-type="float" office:value="0.001561331" calcext:value-type="float">
            <text:p>0.00156133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07 15:37:08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58530409" calcext:value-type="float">
            <text:p>0.258530409</text:p>
          </table:table-cell>
          <table:table-cell office:value-type="float" office:value="0.254754454" calcext:value-type="float">
            <text:p>0.254754454</text:p>
          </table:table-cell>
          <table:table-cell office:value-type="float" office:value="0.273105535" calcext:value-type="float">
            <text:p>0.273105535</text:p>
          </table:table-cell>
          <table:table-cell office:value-type="float" office:value="0.262130133" calcext:value-type="float">
            <text:p>0.262130133</text:p>
          </table:table-cell>
          <table:table-cell office:value-type="float" office:value="0.258530409" calcext:value-type="float">
            <text:p>0.258530409</text:p>
          </table:table-cell>
          <table:table-cell office:value-type="float" office:value="0.262130133" calcext:value-type="float">
            <text:p>0.262130133</text:p>
          </table:table-cell>
          <table:table-cell office:value-type="float" office:value="0.007912397" calcext:value-type="float">
            <text:p>0.007912397</text:p>
          </table:table-cell>
          <table:table-cell office:value-type="float" office:value="0.025762699" calcext:value-type="float">
            <text:p>0.025762699</text:p>
          </table:table-cell>
          <table:table-cell office:value-type="float" office:value="0.024980741" calcext:value-type="float">
            <text:p>0.024980741</text:p>
          </table:table-cell>
          <table:table-cell office:value-type="float" office:value="0.028781037" calcext:value-type="float">
            <text:p>0.028781037</text:p>
          </table:table-cell>
          <table:table-cell office:value-type="float" office:value="0.026508159" calcext:value-type="float">
            <text:p>0.026508159</text:p>
          </table:table-cell>
          <table:table-cell office:value-type="float" office:value="0.025762699" calcext:value-type="float">
            <text:p>0.025762699</text:p>
          </table:table-cell>
          <table:table-cell office:value-type="float" office:value="0.026508159" calcext:value-type="float">
            <text:p>0.026508159</text:p>
          </table:table-cell>
          <table:table-cell office:value-type="float" office:value="0.001638565" calcext:value-type="float">
            <text:p>0.00163856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07 15:37:10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59120495" calcext:value-type="float">
            <text:p>0.259120495</text:p>
          </table:table-cell>
          <table:table-cell office:value-type="float" office:value="0.255124599" calcext:value-type="float">
            <text:p>0.255124599</text:p>
          </table:table-cell>
          <table:table-cell office:value-type="float" office:value="0.270916256" calcext:value-type="float">
            <text:p>0.270916256</text:p>
          </table:table-cell>
          <table:table-cell office:value-type="float" office:value="0.26172045" calcext:value-type="float">
            <text:p>0.26172045</text:p>
          </table:table-cell>
          <table:table-cell office:value-type="float" office:value="0.259120495" calcext:value-type="float">
            <text:p>0.259120495</text:p>
          </table:table-cell>
          <table:table-cell office:value-type="float" office:value="0.26172045" calcext:value-type="float">
            <text:p>0.26172045</text:p>
          </table:table-cell>
          <table:table-cell office:value-type="float" office:value="0.006703926" calcext:value-type="float">
            <text:p>0.006703926</text:p>
          </table:table-cell>
          <table:table-cell office:value-type="float" office:value="0.025884899" calcext:value-type="float">
            <text:p>0.025884899</text:p>
          </table:table-cell>
          <table:table-cell office:value-type="float" office:value="0.025057394" calcext:value-type="float">
            <text:p>0.025057394</text:p>
          </table:table-cell>
          <table:table-cell office:value-type="float" office:value="0.028327663" calcext:value-type="float">
            <text:p>0.028327663</text:p>
          </table:table-cell>
          <table:table-cell office:value-type="float" office:value="0.026423319" calcext:value-type="float">
            <text:p>0.026423319</text:p>
          </table:table-cell>
          <table:table-cell office:value-type="float" office:value="0.025884899" calcext:value-type="float">
            <text:p>0.025884899</text:p>
          </table:table-cell>
          <table:table-cell office:value-type="float" office:value="0.026423319" calcext:value-type="float">
            <text:p>0.026423319</text:p>
          </table:table-cell>
          <table:table-cell office:value-type="float" office:value="0.001388305" calcext:value-type="float">
            <text:p>0.00138830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07 15:37:11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831464" calcext:value-type="float">
            <text:p>0.25831464</text:p>
          </table:table-cell>
          <table:table-cell office:value-type="float" office:value="0.255225331" calcext:value-type="float">
            <text:p>0.255225331</text:p>
          </table:table-cell>
          <table:table-cell office:value-type="float" office:value="0.274149212" calcext:value-type="float">
            <text:p>0.274149212</text:p>
          </table:table-cell>
          <table:table-cell office:value-type="float" office:value="0.262563061" calcext:value-type="float">
            <text:p>0.262563061</text:p>
          </table:table-cell>
          <table:table-cell office:value-type="float" office:value="0.25831464" calcext:value-type="float">
            <text:p>0.25831464</text:p>
          </table:table-cell>
          <table:table-cell office:value-type="float" office:value="0.262563061" calcext:value-type="float">
            <text:p>0.262563061</text:p>
          </table:table-cell>
          <table:table-cell office:value-type="float" office:value="0.008289155" calcext:value-type="float">
            <text:p>0.008289155</text:p>
          </table:table-cell>
          <table:table-cell office:value-type="float" office:value="0.025718016" calcext:value-type="float">
            <text:p>0.025718016</text:p>
          </table:table-cell>
          <table:table-cell office:value-type="float" office:value="0.025078255" calcext:value-type="float">
            <text:p>0.025078255</text:p>
          </table:table-cell>
          <table:table-cell office:value-type="float" office:value="0.02899717" calcext:value-type="float">
            <text:p>0.02899717</text:p>
          </table:table-cell>
          <table:table-cell office:value-type="float" office:value="0.026597813" calcext:value-type="float">
            <text:p>0.026597813</text:p>
          </table:table-cell>
          <table:table-cell office:value-type="float" office:value="0.025718016" calcext:value-type="float">
            <text:p>0.025718016</text:p>
          </table:table-cell>
          <table:table-cell office:value-type="float" office:value="0.026597813" calcext:value-type="float">
            <text:p>0.026597813</text:p>
          </table:table-cell>
          <table:table-cell office:value-type="float" office:value="0.001716587" calcext:value-type="float">
            <text:p>0.00171658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07 15:37:12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59012015" calcext:value-type="float">
            <text:p>0.259012015</text:p>
          </table:table-cell>
          <table:table-cell office:value-type="float" office:value="0.254796774" calcext:value-type="float">
            <text:p>0.254796774</text:p>
          </table:table-cell>
          <table:table-cell office:value-type="float" office:value="0.272034439" calcext:value-type="float">
            <text:p>0.272034439</text:p>
          </table:table-cell>
          <table:table-cell office:value-type="float" office:value="0.261947743" calcext:value-type="float">
            <text:p>0.261947743</text:p>
          </table:table-cell>
          <table:table-cell office:value-type="float" office:value="0.259012015" calcext:value-type="float">
            <text:p>0.259012015</text:p>
          </table:table-cell>
          <table:table-cell office:value-type="float" office:value="0.261947743" calcext:value-type="float">
            <text:p>0.261947743</text:p>
          </table:table-cell>
          <table:table-cell office:value-type="float" office:value="0.007337036" calcext:value-type="float">
            <text:p>0.007337036</text:p>
          </table:table-cell>
          <table:table-cell office:value-type="float" office:value="0.025862434" calcext:value-type="float">
            <text:p>0.025862434</text:p>
          </table:table-cell>
          <table:table-cell office:value-type="float" office:value="0.024989505" calcext:value-type="float">
            <text:p>0.024989505</text:p>
          </table:table-cell>
          <table:table-cell office:value-type="float" office:value="0.028559226" calcext:value-type="float">
            <text:p>0.028559226</text:p>
          </table:table-cell>
          <table:table-cell office:value-type="float" office:value="0.026470388" calcext:value-type="float">
            <text:p>0.026470388</text:p>
          </table:table-cell>
          <table:table-cell office:value-type="float" office:value="0.025862434" calcext:value-type="float">
            <text:p>0.025862434</text:p>
          </table:table-cell>
          <table:table-cell office:value-type="float" office:value="0.026470388" calcext:value-type="float">
            <text:p>0.026470388</text:p>
          </table:table-cell>
          <table:table-cell office:value-type="float" office:value="0.001519415" calcext:value-type="float">
            <text:p>0.00151941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07 15:37:13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59457261" calcext:value-type="float">
            <text:p>0.259457261</text:p>
          </table:table-cell>
          <table:table-cell office:value-type="float" office:value="0.254685909" calcext:value-type="float">
            <text:p>0.254685909</text:p>
          </table:table-cell>
          <table:table-cell office:value-type="float" office:value="0.272240075" calcext:value-type="float">
            <text:p>0.272240075</text:p>
          </table:table-cell>
          <table:table-cell office:value-type="float" office:value="0.262127749" calcext:value-type="float">
            <text:p>0.262127749</text:p>
          </table:table-cell>
          <table:table-cell office:value-type="float" office:value="0.259457261" calcext:value-type="float">
            <text:p>0.259457261</text:p>
          </table:table-cell>
          <table:table-cell office:value-type="float" office:value="0.262127749" calcext:value-type="float">
            <text:p>0.262127749</text:p>
          </table:table-cell>
          <table:table-cell office:value-type="float" office:value="0.007411064" calcext:value-type="float">
            <text:p>0.007411064</text:p>
          </table:table-cell>
          <table:table-cell office:value-type="float" office:value="0.02595464" calcext:value-type="float">
            <text:p>0.02595464</text:p>
          </table:table-cell>
          <table:table-cell office:value-type="float" office:value="0.024966546" calcext:value-type="float">
            <text:p>0.024966546</text:p>
          </table:table-cell>
          <table:table-cell office:value-type="float" office:value="0.02860181" calcext:value-type="float">
            <text:p>0.02860181</text:p>
          </table:table-cell>
          <table:table-cell office:value-type="float" office:value="0.026507665" calcext:value-type="float">
            <text:p>0.026507665</text:p>
          </table:table-cell>
          <table:table-cell office:value-type="float" office:value="0.02595464" calcext:value-type="float">
            <text:p>0.02595464</text:p>
          </table:table-cell>
          <table:table-cell office:value-type="float" office:value="0.026507665" calcext:value-type="float">
            <text:p>0.026507665</text:p>
          </table:table-cell>
          <table:table-cell office:value-type="float" office:value="0.001534745" calcext:value-type="float">
            <text:p>0.00153474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07 15:37:15</text:p>
          </table:table-cell>
          <table:table-cell office:value-type="float" office:value="27.35886" calcext:value-type="float">
            <text:p>27.35886</text:p>
          </table:table-cell>
          <table:table-cell office:value-type="float" office:value="0.258637698" calcext:value-type="float">
            <text:p>0.258637698</text:p>
          </table:table-cell>
          <table:table-cell office:value-type="float" office:value="0.255323679" calcext:value-type="float">
            <text:p>0.255323679</text:p>
          </table:table-cell>
          <table:table-cell office:value-type="float" office:value="0.27300063" calcext:value-type="float">
            <text:p>0.27300063</text:p>
          </table:table-cell>
          <table:table-cell office:value-type="float" office:value="0.262320669" calcext:value-type="float">
            <text:p>0.262320669</text:p>
          </table:table-cell>
          <table:table-cell office:value-type="float" office:value="0.258637698" calcext:value-type="float">
            <text:p>0.258637698</text:p>
          </table:table-cell>
          <table:table-cell office:value-type="float" office:value="0.262320669" calcext:value-type="float">
            <text:p>0.262320669</text:p>
          </table:table-cell>
          <table:table-cell office:value-type="float" office:value="0.007672108" calcext:value-type="float">
            <text:p>0.007672108</text:p>
          </table:table-cell>
          <table:table-cell office:value-type="float" office:value="0.025784917" calcext:value-type="float">
            <text:p>0.025784917</text:p>
          </table:table-cell>
          <table:table-cell office:value-type="float" office:value="0.025098621" calcext:value-type="float">
            <text:p>0.025098621</text:p>
          </table:table-cell>
          <table:table-cell office:value-type="float" office:value="0.028759312" calcext:value-type="float">
            <text:p>0.028759312</text:p>
          </table:table-cell>
          <table:table-cell office:value-type="float" office:value="0.026547617" calcext:value-type="float">
            <text:p>0.026547617</text:p>
          </table:table-cell>
          <table:table-cell office:value-type="float" office:value="0.025784917" calcext:value-type="float">
            <text:p>0.025784917</text:p>
          </table:table-cell>
          <table:table-cell office:value-type="float" office:value="0.026547617" calcext:value-type="float">
            <text:p>0.026547617</text:p>
          </table:table-cell>
          <table:table-cell office:value-type="float" office:value="0.001588804" calcext:value-type="float">
            <text:p>0.00158880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07 15:37:16</text:p>
          </table:table-cell>
          <table:table-cell office:value-type="float" office:value="27.35886" calcext:value-type="float">
            <text:p>27.35886</text:p>
          </table:table-cell>
          <table:table-cell office:value-type="float" office:value="0.258548291" calcext:value-type="float">
            <text:p>0.258548291</text:p>
          </table:table-cell>
          <table:table-cell office:value-type="float" office:value="0.25464657" calcext:value-type="float">
            <text:p>0.25464657</text:p>
          </table:table-cell>
          <table:table-cell office:value-type="float" office:value="0.273536476" calcext:value-type="float">
            <text:p>0.273536476</text:p>
          </table:table-cell>
          <table:table-cell office:value-type="float" office:value="0.262243779" calcext:value-type="float">
            <text:p>0.262243779</text:p>
          </table:table-cell>
          <table:table-cell office:value-type="float" office:value="0.258548291" calcext:value-type="float">
            <text:p>0.258548291</text:p>
          </table:table-cell>
          <table:table-cell office:value-type="float" office:value="0.262243779" calcext:value-type="float">
            <text:p>0.262243779</text:p>
          </table:table-cell>
          <table:table-cell office:value-type="float" office:value="0.008142465" calcext:value-type="float">
            <text:p>0.008142465</text:p>
          </table:table-cell>
          <table:table-cell office:value-type="float" office:value="0.025766402" calcext:value-type="float">
            <text:p>0.025766402</text:p>
          </table:table-cell>
          <table:table-cell office:value-type="float" office:value="0.0249584" calcext:value-type="float">
            <text:p>0.0249584</text:p>
          </table:table-cell>
          <table:table-cell office:value-type="float" office:value="0.028870279" calcext:value-type="float">
            <text:p>0.028870279</text:p>
          </table:table-cell>
          <table:table-cell office:value-type="float" office:value="0.026531694" calcext:value-type="float">
            <text:p>0.026531694</text:p>
          </table:table-cell>
          <table:table-cell office:value-type="float" office:value="0.025766402" calcext:value-type="float">
            <text:p>0.025766402</text:p>
          </table:table-cell>
          <table:table-cell office:value-type="float" office:value="0.026531694" calcext:value-type="float">
            <text:p>0.026531694</text:p>
          </table:table-cell>
          <table:table-cell office:value-type="float" office:value="0.00168621" calcext:value-type="float">
            <text:p>0.0016862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07 15:37:17</text:p>
          </table:table-cell>
          <table:table-cell office:value-type="float" office:value="27.35886" calcext:value-type="float">
            <text:p>27.35886</text:p>
          </table:table-cell>
          <table:table-cell office:value-type="float" office:value="0.258874924" calcext:value-type="float">
            <text:p>0.258874924</text:p>
          </table:table-cell>
          <table:table-cell office:value-type="float" office:value="0.254657299" calcext:value-type="float">
            <text:p>0.254657299</text:p>
          </table:table-cell>
          <table:table-cell office:value-type="float" office:value="0.271573695" calcext:value-type="float">
            <text:p>0.271573695</text:p>
          </table:table-cell>
          <table:table-cell office:value-type="float" office:value="0.261701973" calcext:value-type="float">
            <text:p>0.261701973</text:p>
          </table:table-cell>
          <table:table-cell office:value-type="float" office:value="0.258874924" calcext:value-type="float">
            <text:p>0.258874924</text:p>
          </table:table-cell>
          <table:table-cell office:value-type="float" office:value="0.261701973" calcext:value-type="float">
            <text:p>0.261701973</text:p>
          </table:table-cell>
          <table:table-cell office:value-type="float" office:value="0.007189588" calcext:value-type="float">
            <text:p>0.007189588</text:p>
          </table:table-cell>
          <table:table-cell office:value-type="float" office:value="0.025834044" calcext:value-type="float">
            <text:p>0.025834044</text:p>
          </table:table-cell>
          <table:table-cell office:value-type="float" office:value="0.024960621" calcext:value-type="float">
            <text:p>0.024960621</text:p>
          </table:table-cell>
          <table:table-cell office:value-type="float" office:value="0.028463811" calcext:value-type="float">
            <text:p>0.028463811</text:p>
          </table:table-cell>
          <table:table-cell office:value-type="float" office:value="0.026419492" calcext:value-type="float">
            <text:p>0.026419492</text:p>
          </table:table-cell>
          <table:table-cell office:value-type="float" office:value="0.025834044" calcext:value-type="float">
            <text:p>0.025834044</text:p>
          </table:table-cell>
          <table:table-cell office:value-type="float" office:value="0.026419492" calcext:value-type="float">
            <text:p>0.026419492</text:p>
          </table:table-cell>
          <table:table-cell office:value-type="float" office:value="0.00148888" calcext:value-type="float">
            <text:p>0.0014888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07 15:37:18</text:p>
          </table:table-cell>
          <table:table-cell office:value-type="float" office:value="27.35381" calcext:value-type="float">
            <text:p>27.35381</text:p>
          </table:table-cell>
          <table:table-cell office:value-type="float" office:value="0.257906945" calcext:value-type="float">
            <text:p>0.257906945</text:p>
          </table:table-cell>
          <table:table-cell office:value-type="float" office:value="0.254878432" calcext:value-type="float">
            <text:p>0.254878432</text:p>
          </table:table-cell>
          <table:table-cell office:value-type="float" office:value="0.275302562" calcext:value-type="float">
            <text:p>0.275302562</text:p>
          </table:table-cell>
          <table:table-cell office:value-type="float" office:value="0.26269598" calcext:value-type="float">
            <text:p>0.26269598</text:p>
          </table:table-cell>
          <table:table-cell office:value-type="float" office:value="0.257906945" calcext:value-type="float">
            <text:p>0.257906945</text:p>
          </table:table-cell>
          <table:table-cell office:value-type="float" office:value="0.26269598" calcext:value-type="float">
            <text:p>0.26269598</text:p>
          </table:table-cell>
          <table:table-cell office:value-type="float" office:value="0.008999534" calcext:value-type="float">
            <text:p>0.008999534</text:p>
          </table:table-cell>
          <table:table-cell office:value-type="float" office:value="0.025633587" calcext:value-type="float">
            <text:p>0.025633587</text:p>
          </table:table-cell>
          <table:table-cell office:value-type="float" office:value="0.025006416" calcext:value-type="float">
            <text:p>0.025006416</text:p>
          </table:table-cell>
          <table:table-cell office:value-type="float" office:value="0.029236014" calcext:value-type="float">
            <text:p>0.029236014</text:p>
          </table:table-cell>
          <table:table-cell office:value-type="float" office:value="0.026625339" calcext:value-type="float">
            <text:p>0.026625339</text:p>
          </table:table-cell>
          <table:table-cell office:value-type="float" office:value="0.025633587" calcext:value-type="float">
            <text:p>0.025633587</text:p>
          </table:table-cell>
          <table:table-cell office:value-type="float" office:value="0.026625339" calcext:value-type="float">
            <text:p>0.026625339</text:p>
          </table:table-cell>
          <table:table-cell office:value-type="float" office:value="0.001863698" calcext:value-type="float">
            <text:p>0.00186369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07 15:37:20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59111555" calcext:value-type="float">
            <text:p>0.259111555</text:p>
          </table:table-cell>
          <table:table-cell office:value-type="float" office:value="0.254541666" calcext:value-type="float">
            <text:p>0.254541666</text:p>
          </table:table-cell>
          <table:table-cell office:value-type="float" office:value="0.271298918" calcext:value-type="float">
            <text:p>0.271298918</text:p>
          </table:table-cell>
          <table:table-cell office:value-type="float" office:value="0.261650713" calcext:value-type="float">
            <text:p>0.261650713</text:p>
          </table:table-cell>
          <table:table-cell office:value-type="float" office:value="0.259111555" calcext:value-type="float">
            <text:p>0.259111555</text:p>
          </table:table-cell>
          <table:table-cell office:value-type="float" office:value="0.261650713" calcext:value-type="float">
            <text:p>0.261650713</text:p>
          </table:table-cell>
          <table:table-cell office:value-type="float" office:value="0.007072805" calcext:value-type="float">
            <text:p>0.007072805</text:p>
          </table:table-cell>
          <table:table-cell office:value-type="float" office:value="0.025883048" calcext:value-type="float">
            <text:p>0.025883048</text:p>
          </table:table-cell>
          <table:table-cell office:value-type="float" office:value="0.024936675" calcext:value-type="float">
            <text:p>0.024936675</text:p>
          </table:table-cell>
          <table:table-cell office:value-type="float" office:value="0.028406908" calcext:value-type="float">
            <text:p>0.028406908</text:p>
          </table:table-cell>
          <table:table-cell office:value-type="float" office:value="0.026408877" calcext:value-type="float">
            <text:p>0.026408877</text:p>
          </table:table-cell>
          <table:table-cell office:value-type="float" office:value="0.025883048" calcext:value-type="float">
            <text:p>0.025883048</text:p>
          </table:table-cell>
          <table:table-cell office:value-type="float" office:value="0.026408877" calcext:value-type="float">
            <text:p>0.026408877</text:p>
          </table:table-cell>
          <table:table-cell office:value-type="float" office:value="0.001464696" calcext:value-type="float">
            <text:p>0.00146469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07 15:37:21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59030492" calcext:value-type="float">
            <text:p>0.259030492</text:p>
          </table:table-cell>
          <table:table-cell office:value-type="float" office:value="0.254461796" calcext:value-type="float">
            <text:p>0.254461796</text:p>
          </table:table-cell>
          <table:table-cell office:value-type="float" office:value="0.271429452" calcext:value-type="float">
            <text:p>0.271429452</text:p>
          </table:table-cell>
          <table:table-cell office:value-type="float" office:value="0.26164058" calcext:value-type="float">
            <text:p>0.26164058</text:p>
          </table:table-cell>
          <table:table-cell office:value-type="float" office:value="0.259030492" calcext:value-type="float">
            <text:p>0.259030492</text:p>
          </table:table-cell>
          <table:table-cell office:value-type="float" office:value="0.26164058" calcext:value-type="float">
            <text:p>0.26164058</text:p>
          </table:table-cell>
          <table:table-cell office:value-type="float" office:value="0.007168671" calcext:value-type="float">
            <text:p>0.007168671</text:p>
          </table:table-cell>
          <table:table-cell office:value-type="float" office:value="0.025866261" calcext:value-type="float">
            <text:p>0.025866261</text:p>
          </table:table-cell>
          <table:table-cell office:value-type="float" office:value="0.024920135" calcext:value-type="float">
            <text:p>0.024920135</text:p>
          </table:table-cell>
          <table:table-cell office:value-type="float" office:value="0.02843394" calcext:value-type="float">
            <text:p>0.02843394</text:p>
          </table:table-cell>
          <table:table-cell office:value-type="float" office:value="0.026406779" calcext:value-type="float">
            <text:p>0.026406779</text:p>
          </table:table-cell>
          <table:table-cell office:value-type="float" office:value="0.025866261" calcext:value-type="float">
            <text:p>0.025866261</text:p>
          </table:table-cell>
          <table:table-cell office:value-type="float" office:value="0.026406779" calcext:value-type="float">
            <text:p>0.026406779</text:p>
          </table:table-cell>
          <table:table-cell office:value-type="float" office:value="0.001484549" calcext:value-type="float">
            <text:p>0.00148454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07 15:37:22</text:p>
          </table:table-cell>
          <table:table-cell office:value-type="float" office:value="27.35381" calcext:value-type="float">
            <text:p>27.35381</text:p>
          </table:table-cell>
          <table:table-cell office:value-type="float" office:value="0.258932741" calcext:value-type="float">
            <text:p>0.258932741</text:p>
          </table:table-cell>
          <table:table-cell office:value-type="float" office:value="0.254405171" calcext:value-type="float">
            <text:p>0.254405171</text:p>
          </table:table-cell>
          <table:table-cell office:value-type="float" office:value="0.271154078" calcext:value-type="float">
            <text:p>0.271154078</text:p>
          </table:table-cell>
          <table:table-cell office:value-type="float" office:value="0.26149733" calcext:value-type="float">
            <text:p>0.26149733</text:p>
          </table:table-cell>
          <table:table-cell office:value-type="float" office:value="0.258932741" calcext:value-type="float">
            <text:p>0.258932741</text:p>
          </table:table-cell>
          <table:table-cell office:value-type="float" office:value="0.26149733" calcext:value-type="float">
            <text:p>0.26149733</text:p>
          </table:table-cell>
          <table:table-cell office:value-type="float" office:value="0.007074099" calcext:value-type="float">
            <text:p>0.007074099</text:p>
          </table:table-cell>
          <table:table-cell office:value-type="float" office:value="0.025846017" calcext:value-type="float">
            <text:p>0.025846017</text:p>
          </table:table-cell>
          <table:table-cell office:value-type="float" office:value="0.024908409" calcext:value-type="float">
            <text:p>0.024908409</text:p>
          </table:table-cell>
          <table:table-cell office:value-type="float" office:value="0.028376914" calcext:value-type="float">
            <text:p>0.028376914</text:p>
          </table:table-cell>
          <table:table-cell office:value-type="float" office:value="0.026377113" calcext:value-type="float">
            <text:p>0.026377113</text:p>
          </table:table-cell>
          <table:table-cell office:value-type="float" office:value="0.025846017" calcext:value-type="float">
            <text:p>0.025846017</text:p>
          </table:table-cell>
          <table:table-cell office:value-type="float" office:value="0.026377113" calcext:value-type="float">
            <text:p>0.026377113</text:p>
          </table:table-cell>
          <table:table-cell office:value-type="float" office:value="0.001464964" calcext:value-type="float">
            <text:p>0.00146496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07 15:37:23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58958967" calcext:value-type="float">
            <text:p>0.258958967</text:p>
          </table:table-cell>
          <table:table-cell office:value-type="float" office:value="0.254160196" calcext:value-type="float">
            <text:p>0.254160196</text:p>
          </table:table-cell>
          <table:table-cell office:value-type="float" office:value="0.271533164" calcext:value-type="float">
            <text:p>0.271533164</text:p>
          </table:table-cell>
          <table:table-cell office:value-type="float" office:value="0.261550776" calcext:value-type="float">
            <text:p>0.261550776</text:p>
          </table:table-cell>
          <table:table-cell office:value-type="float" office:value="0.258958967" calcext:value-type="float">
            <text:p>0.258958967</text:p>
          </table:table-cell>
          <table:table-cell office:value-type="float" office:value="0.261550776" calcext:value-type="float">
            <text:p>0.261550776</text:p>
          </table:table-cell>
          <table:table-cell office:value-type="float" office:value="0.00732544" calcext:value-type="float">
            <text:p>0.00732544</text:p>
          </table:table-cell>
          <table:table-cell office:value-type="float" office:value="0.025851448" calcext:value-type="float">
            <text:p>0.025851448</text:p>
          </table:table-cell>
          <table:table-cell office:value-type="float" office:value="0.024857677" calcext:value-type="float">
            <text:p>0.024857677</text:p>
          </table:table-cell>
          <table:table-cell office:value-type="float" office:value="0.028455418" calcext:value-type="float">
            <text:p>0.028455418</text:p>
          </table:table-cell>
          <table:table-cell office:value-type="float" office:value="0.026388181" calcext:value-type="float">
            <text:p>0.026388181</text:p>
          </table:table-cell>
          <table:table-cell office:value-type="float" office:value="0.025851448" calcext:value-type="float">
            <text:p>0.025851448</text:p>
          </table:table-cell>
          <table:table-cell office:value-type="float" office:value="0.026388181" calcext:value-type="float">
            <text:p>0.026388181</text:p>
          </table:table-cell>
          <table:table-cell office:value-type="float" office:value="0.001517014" calcext:value-type="float">
            <text:p>0.0015170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07 15:37:24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58488686" calcext:value-type="float">
            <text:p>0.258488686</text:p>
          </table:table-cell>
          <table:table-cell office:value-type="float" office:value="0.254073173" calcext:value-type="float">
            <text:p>0.254073173</text:p>
          </table:table-cell>
          <table:table-cell office:value-type="float" office:value="0.272945794" calcext:value-type="float">
            <text:p>0.272945794</text:p>
          </table:table-cell>
          <table:table-cell office:value-type="float" office:value="0.261835884" calcext:value-type="float">
            <text:p>0.261835884</text:p>
          </table:table-cell>
          <table:table-cell office:value-type="float" office:value="0.258488686" calcext:value-type="float">
            <text:p>0.258488686</text:p>
          </table:table-cell>
          <table:table-cell office:value-type="float" office:value="0.261835884" calcext:value-type="float">
            <text:p>0.261835884</text:p>
          </table:table-cell>
          <table:table-cell office:value-type="float" office:value="0.008060056" calcext:value-type="float">
            <text:p>0.008060056</text:p>
          </table:table-cell>
          <table:table-cell office:value-type="float" office:value="0.025754059" calcext:value-type="float">
            <text:p>0.025754059</text:p>
          </table:table-cell>
          <table:table-cell office:value-type="float" office:value="0.024839656" calcext:value-type="float">
            <text:p>0.024839656</text:p>
          </table:table-cell>
          <table:table-cell office:value-type="float" office:value="0.028747956" calcext:value-type="float">
            <text:p>0.028747956</text:p>
          </table:table-cell>
          <table:table-cell office:value-type="float" office:value="0.026447223" calcext:value-type="float">
            <text:p>0.026447223</text:p>
          </table:table-cell>
          <table:table-cell office:value-type="float" office:value="0.025754059" calcext:value-type="float">
            <text:p>0.025754059</text:p>
          </table:table-cell>
          <table:table-cell office:value-type="float" office:value="0.026447223" calcext:value-type="float">
            <text:p>0.026447223</text:p>
          </table:table-cell>
          <table:table-cell office:value-type="float" office:value="0.001669144" calcext:value-type="float">
            <text:p>0.00166914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07 15:37:26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59043009" calcext:value-type="float">
            <text:p>0.259043009</text:p>
          </table:table-cell>
          <table:table-cell office:value-type="float" office:value="0.254140527" calcext:value-type="float">
            <text:p>0.254140527</text:p>
          </table:table-cell>
          <table:table-cell office:value-type="float" office:value="0.272962484" calcext:value-type="float">
            <text:p>0.272962484</text:p>
          </table:table-cell>
          <table:table-cell office:value-type="float" office:value="0.262048673" calcext:value-type="float">
            <text:p>0.262048673</text:p>
          </table:table-cell>
          <table:table-cell office:value-type="float" office:value="0.259043009" calcext:value-type="float">
            <text:p>0.259043009</text:p>
          </table:table-cell>
          <table:table-cell office:value-type="float" office:value="0.262048673" calcext:value-type="float">
            <text:p>0.262048673</text:p>
          </table:table-cell>
          <table:table-cell office:value-type="float" office:value="0.007972537" calcext:value-type="float">
            <text:p>0.007972537</text:p>
          </table:table-cell>
          <table:table-cell office:value-type="float" office:value="0.025868853" calcext:value-type="float">
            <text:p>0.025868853</text:p>
          </table:table-cell>
          <table:table-cell office:value-type="float" office:value="0.024853604" calcext:value-type="float">
            <text:p>0.024853604</text:p>
          </table:table-cell>
          <table:table-cell office:value-type="float" office:value="0.028751412" calcext:value-type="float">
            <text:p>0.028751412</text:p>
          </table:table-cell>
          <table:table-cell office:value-type="float" office:value="0.02649129" calcext:value-type="float">
            <text:p>0.02649129</text:p>
          </table:table-cell>
          <table:table-cell office:value-type="float" office:value="0.025868853" calcext:value-type="float">
            <text:p>0.025868853</text:p>
          </table:table-cell>
          <table:table-cell office:value-type="float" office:value="0.02649129" calcext:value-type="float">
            <text:p>0.02649129</text:p>
          </table:table-cell>
          <table:table-cell office:value-type="float" office:value="0.00165102" calcext:value-type="float">
            <text:p>0.0016510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07 15:37:27</text:p>
          </table:table-cell>
          <table:table-cell office:value-type="float" office:value="27.33864" calcext:value-type="float">
            <text:p>27.33864</text:p>
          </table:table-cell>
          <table:table-cell office:value-type="float" office:value="0.258398087" calcext:value-type="float">
            <text:p>0.258398087</text:p>
          </table:table-cell>
          <table:table-cell office:value-type="float" office:value="0.254274041" calcext:value-type="float">
            <text:p>0.254274041</text:p>
          </table:table-cell>
          <table:table-cell office:value-type="float" office:value="0.274583134" calcext:value-type="float">
            <text:p>0.274583134</text:p>
          </table:table-cell>
          <table:table-cell office:value-type="float" office:value="0.262418421" calcext:value-type="float">
            <text:p>0.262418421</text:p>
          </table:table-cell>
          <table:table-cell office:value-type="float" office:value="0.258398087" calcext:value-type="float">
            <text:p>0.258398087</text:p>
          </table:table-cell>
          <table:table-cell office:value-type="float" office:value="0.262418421" calcext:value-type="float">
            <text:p>0.262418421</text:p>
          </table:table-cell>
          <table:table-cell office:value-type="float" office:value="0.008764973" calcext:value-type="float">
            <text:p>0.008764973</text:p>
          </table:table-cell>
          <table:table-cell office:value-type="float" office:value="0.025735297" calcext:value-type="float">
            <text:p>0.025735297</text:p>
          </table:table-cell>
          <table:table-cell office:value-type="float" office:value="0.024881253" calcext:value-type="float">
            <text:p>0.024881253</text:p>
          </table:table-cell>
          <table:table-cell office:value-type="float" office:value="0.029087029" calcext:value-type="float">
            <text:p>0.029087029</text:p>
          </table:table-cell>
          <table:table-cell office:value-type="float" office:value="0.02656786" calcext:value-type="float">
            <text:p>0.02656786</text:p>
          </table:table-cell>
          <table:table-cell office:value-type="float" office:value="0.025735297" calcext:value-type="float">
            <text:p>0.025735297</text:p>
          </table:table-cell>
          <table:table-cell office:value-type="float" office:value="0.02656786" calcext:value-type="float">
            <text:p>0.02656786</text:p>
          </table:table-cell>
          <table:table-cell office:value-type="float" office:value="0.001815123" calcext:value-type="float">
            <text:p>0.00181512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07 15:37:28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58083374" calcext:value-type="float">
            <text:p>0.258083374</text:p>
          </table:table-cell>
          <table:table-cell office:value-type="float" office:value="0.254634649" calcext:value-type="float">
            <text:p>0.254634649</text:p>
          </table:table-cell>
          <table:table-cell office:value-type="float" office:value="0.271839532" calcext:value-type="float">
            <text:p>0.271839532</text:p>
          </table:table-cell>
          <table:table-cell office:value-type="float" office:value="0.261519185" calcext:value-type="float">
            <text:p>0.261519185</text:p>
          </table:table-cell>
          <table:table-cell office:value-type="float" office:value="0.258083374" calcext:value-type="float">
            <text:p>0.258083374</text:p>
          </table:table-cell>
          <table:table-cell office:value-type="float" office:value="0.261519185" calcext:value-type="float">
            <text:p>0.261519185</text:p>
          </table:table-cell>
          <table:table-cell office:value-type="float" office:value="0.007432164" calcext:value-type="float">
            <text:p>0.007432164</text:p>
          </table:table-cell>
          <table:table-cell office:value-type="float" office:value="0.025670123" calcext:value-type="float">
            <text:p>0.025670123</text:p>
          </table:table-cell>
          <table:table-cell office:value-type="float" office:value="0.024955931" calcext:value-type="float">
            <text:p>0.024955931</text:p>
          </table:table-cell>
          <table:table-cell office:value-type="float" office:value="0.028518863" calcext:value-type="float">
            <text:p>0.028518863</text:p>
          </table:table-cell>
          <table:table-cell office:value-type="float" office:value="0.026381639" calcext:value-type="float">
            <text:p>0.026381639</text:p>
          </table:table-cell>
          <table:table-cell office:value-type="float" office:value="0.025670123" calcext:value-type="float">
            <text:p>0.025670123</text:p>
          </table:table-cell>
          <table:table-cell office:value-type="float" office:value="0.026381639" calcext:value-type="float">
            <text:p>0.026381639</text:p>
          </table:table-cell>
          <table:table-cell office:value-type="float" office:value="0.001539115" calcext:value-type="float">
            <text:p>0.00153911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07 15:37:29</text:p>
          </table:table-cell>
          <table:table-cell office:value-type="float" office:value="27.33864" calcext:value-type="float">
            <text:p>27.33864</text:p>
          </table:table-cell>
          <table:table-cell office:value-type="float" office:value="0.258896978" calcext:value-type="float">
            <text:p>0.258896978</text:p>
          </table:table-cell>
          <table:table-cell office:value-type="float" office:value="0.254177481" calcext:value-type="float">
            <text:p>0.254177481</text:p>
          </table:table-cell>
          <table:table-cell office:value-type="float" office:value="0.270413193" calcext:value-type="float">
            <text:p>0.270413193</text:p>
          </table:table-cell>
          <table:table-cell office:value-type="float" office:value="0.261162551" calcext:value-type="float">
            <text:p>0.261162551</text:p>
          </table:table-cell>
          <table:table-cell office:value-type="float" office:value="0.258896978" calcext:value-type="float">
            <text:p>0.258896978</text:p>
          </table:table-cell>
          <table:table-cell office:value-type="float" office:value="0.261162551" calcext:value-type="float">
            <text:p>0.261162551</text:p>
          </table:table-cell>
          <table:table-cell office:value-type="float" office:value="0.006819051" calcext:value-type="float">
            <text:p>0.006819051</text:p>
          </table:table-cell>
          <table:table-cell office:value-type="float" office:value="0.025838611" calcext:value-type="float">
            <text:p>0.025838611</text:p>
          </table:table-cell>
          <table:table-cell office:value-type="float" office:value="0.024861257" calcext:value-type="float">
            <text:p>0.024861257</text:p>
          </table:table-cell>
          <table:table-cell office:value-type="float" office:value="0.028223485" calcext:value-type="float">
            <text:p>0.028223485</text:p>
          </table:table-cell>
          <table:table-cell office:value-type="float" office:value="0.026307784" calcext:value-type="float">
            <text:p>0.026307784</text:p>
          </table:table-cell>
          <table:table-cell office:value-type="float" office:value="0.025838611" calcext:value-type="float">
            <text:p>0.025838611</text:p>
          </table:table-cell>
          <table:table-cell office:value-type="float" office:value="0.026307784" calcext:value-type="float">
            <text:p>0.026307784</text:p>
          </table:table-cell>
          <table:table-cell office:value-type="float" office:value="0.001412147" calcext:value-type="float">
            <text:p>0.00141214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07 15:37:31</text:p>
          </table:table-cell>
          <table:table-cell office:value-type="float" office:value="27.32348" calcext:value-type="float">
            <text:p>27.32348</text:p>
          </table:table-cell>
          <table:table-cell office:value-type="float" office:value="0.259093077" calcext:value-type="float">
            <text:p>0.259093077</text:p>
          </table:table-cell>
          <table:table-cell office:value-type="float" office:value="0.254042179" calcext:value-type="float">
            <text:p>0.254042179</text:p>
          </table:table-cell>
          <table:table-cell office:value-type="float" office:value="0.271554026" calcext:value-type="float">
            <text:p>0.271554026</text:p>
          </table:table-cell>
          <table:table-cell office:value-type="float" office:value="0.261563094" calcext:value-type="float">
            <text:p>0.261563094</text:p>
          </table:table-cell>
          <table:table-cell office:value-type="float" office:value="0.259093077" calcext:value-type="float">
            <text:p>0.259093077</text:p>
          </table:table-cell>
          <table:table-cell office:value-type="float" office:value="0.261563094" calcext:value-type="float">
            <text:p>0.261563094</text:p>
          </table:table-cell>
          <table:table-cell office:value-type="float" office:value="0.007359435" calcext:value-type="float">
            <text:p>0.007359435</text:p>
          </table:table-cell>
          <table:table-cell office:value-type="float" office:value="0.025879221" calcext:value-type="float">
            <text:p>0.025879221</text:p>
          </table:table-cell>
          <table:table-cell office:value-type="float" office:value="0.024833237" calcext:value-type="float">
            <text:p>0.024833237</text:p>
          </table:table-cell>
          <table:table-cell office:value-type="float" office:value="0.028459738" calcext:value-type="float">
            <text:p>0.028459738</text:p>
          </table:table-cell>
          <table:table-cell office:value-type="float" office:value="0.026390732" calcext:value-type="float">
            <text:p>0.026390732</text:p>
          </table:table-cell>
          <table:table-cell office:value-type="float" office:value="0.025879221" calcext:value-type="float">
            <text:p>0.025879221</text:p>
          </table:table-cell>
          <table:table-cell office:value-type="float" office:value="0.026390732" calcext:value-type="float">
            <text:p>0.026390732</text:p>
          </table:table-cell>
          <table:table-cell office:value-type="float" office:value="0.001524054" calcext:value-type="float">
            <text:p>0.00152405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07 15:37:32</text:p>
          </table:table-cell>
          <table:table-cell office:value-type="float" office:value="27.29316" calcext:value-type="float">
            <text:p>27.29316</text:p>
          </table:table-cell>
          <table:table-cell office:value-type="float" office:value="0.257971914" calcext:value-type="float">
            <text:p>0.257971914</text:p>
          </table:table-cell>
          <table:table-cell office:value-type="float" office:value="0.254690081" calcext:value-type="float">
            <text:p>0.254690081</text:p>
          </table:table-cell>
          <table:table-cell office:value-type="float" office:value="0.270385178" calcext:value-type="float">
            <text:p>0.270385178</text:p>
          </table:table-cell>
          <table:table-cell office:value-type="float" office:value="0.261015724" calcext:value-type="float">
            <text:p>0.261015724</text:p>
          </table:table-cell>
          <table:table-cell office:value-type="float" office:value="0.257971914" calcext:value-type="float">
            <text:p>0.257971914</text:p>
          </table:table-cell>
          <table:table-cell office:value-type="float" office:value="0.261015724" calcext:value-type="float">
            <text:p>0.261015724</text:p>
          </table:table-cell>
          <table:table-cell office:value-type="float" office:value="0.00675932" calcext:value-type="float">
            <text:p>0.00675932</text:p>
          </table:table-cell>
          <table:table-cell office:value-type="float" office:value="0.025647041" calcext:value-type="float">
            <text:p>0.025647041</text:p>
          </table:table-cell>
          <table:table-cell office:value-type="float" office:value="0.02496741" calcext:value-type="float">
            <text:p>0.02496741</text:p>
          </table:table-cell>
          <table:table-cell office:value-type="float" office:value="0.028217684" calcext:value-type="float">
            <text:p>0.028217684</text:p>
          </table:table-cell>
          <table:table-cell office:value-type="float" office:value="0.026277378" calcext:value-type="float">
            <text:p>0.026277378</text:p>
          </table:table-cell>
          <table:table-cell office:value-type="float" office:value="0.025647041" calcext:value-type="float">
            <text:p>0.025647041</text:p>
          </table:table-cell>
          <table:table-cell office:value-type="float" office:value="0.026277378" calcext:value-type="float">
            <text:p>0.026277378</text:p>
          </table:table-cell>
          <table:table-cell office:value-type="float" office:value="0.001399777" calcext:value-type="float">
            <text:p>0.00139977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07 15:37:33</text:p>
          </table:table-cell>
          <table:table-cell office:value-type="float" office:value="27.33864" calcext:value-type="float">
            <text:p>27.33864</text:p>
          </table:table-cell>
          <table:table-cell office:value-type="float" office:value="0.258187682" calcext:value-type="float">
            <text:p>0.258187682</text:p>
          </table:table-cell>
          <table:table-cell office:value-type="float" office:value="0.254511267" calcext:value-type="float">
            <text:p>0.254511267</text:p>
          </table:table-cell>
          <table:table-cell office:value-type="float" office:value="0.270608696" calcext:value-type="float">
            <text:p>0.270608696</text:p>
          </table:table-cell>
          <table:table-cell office:value-type="float" office:value="0.261102549" calcext:value-type="float">
            <text:p>0.261102549</text:p>
          </table:table-cell>
          <table:table-cell office:value-type="float" office:value="0.258187682" calcext:value-type="float">
            <text:p>0.258187682</text:p>
          </table:table-cell>
          <table:table-cell office:value-type="float" office:value="0.261102549" calcext:value-type="float">
            <text:p>0.261102549</text:p>
          </table:table-cell>
          <table:table-cell office:value-type="float" office:value="0.006887386" calcext:value-type="float">
            <text:p>0.006887386</text:p>
          </table:table-cell>
          <table:table-cell office:value-type="float" office:value="0.025691724" calcext:value-type="float">
            <text:p>0.025691724</text:p>
          </table:table-cell>
          <table:table-cell office:value-type="float" office:value="0.02493038" calcext:value-type="float">
            <text:p>0.02493038</text:p>
          </table:table-cell>
          <table:table-cell office:value-type="float" office:value="0.028263971" calcext:value-type="float">
            <text:p>0.028263971</text:p>
          </table:table-cell>
          <table:table-cell office:value-type="float" office:value="0.026295359" calcext:value-type="float">
            <text:p>0.026295359</text:p>
          </table:table-cell>
          <table:table-cell office:value-type="float" office:value="0.025691724" calcext:value-type="float">
            <text:p>0.025691724</text:p>
          </table:table-cell>
          <table:table-cell office:value-type="float" office:value="0.026295359" calcext:value-type="float">
            <text:p>0.026295359</text:p>
          </table:table-cell>
          <table:table-cell office:value-type="float" office:value="0.001426298" calcext:value-type="float">
            <text:p>0.00142629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07 15:37:34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5782469" calcext:value-type="float">
            <text:p>0.25782469</text:p>
          </table:table-cell>
          <table:table-cell office:value-type="float" office:value="0.254321129" calcext:value-type="float">
            <text:p>0.254321129</text:p>
          </table:table-cell>
          <table:table-cell office:value-type="float" office:value="0.273125204" calcext:value-type="float">
            <text:p>0.273125204</text:p>
          </table:table-cell>
          <table:table-cell office:value-type="float" office:value="0.261757008" calcext:value-type="float">
            <text:p>0.261757008</text:p>
          </table:table-cell>
          <table:table-cell office:value-type="float" office:value="0.25782469" calcext:value-type="float">
            <text:p>0.25782469</text:p>
          </table:table-cell>
          <table:table-cell office:value-type="float" office:value="0.261757008" calcext:value-type="float">
            <text:p>0.261757008</text:p>
          </table:table-cell>
          <table:table-cell office:value-type="float" office:value="0.008164788" calcext:value-type="float">
            <text:p>0.008164788</text:p>
          </table:table-cell>
          <table:table-cell office:value-type="float" office:value="0.025616553" calcext:value-type="float">
            <text:p>0.025616553</text:p>
          </table:table-cell>
          <table:table-cell office:value-type="float" office:value="0.024891004" calcext:value-type="float">
            <text:p>0.024891004</text:p>
          </table:table-cell>
          <table:table-cell office:value-type="float" office:value="0.02878511" calcext:value-type="float">
            <text:p>0.02878511</text:p>
          </table:table-cell>
          <table:table-cell office:value-type="float" office:value="0.026430889" calcext:value-type="float">
            <text:p>0.026430889</text:p>
          </table:table-cell>
          <table:table-cell office:value-type="float" office:value="0.025616553" calcext:value-type="float">
            <text:p>0.025616553</text:p>
          </table:table-cell>
          <table:table-cell office:value-type="float" office:value="0.026430889" calcext:value-type="float">
            <text:p>0.026430889</text:p>
          </table:table-cell>
          <table:table-cell office:value-type="float" office:value="0.001690833" calcext:value-type="float">
            <text:p>0.00169083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07 15:37:36</text:p>
          </table:table-cell>
          <table:table-cell office:value-type="float" office:value="27.33359" calcext:value-type="float">
            <text:p>27.33359</text:p>
          </table:table-cell>
          <table:table-cell office:value-type="float" office:value="0.25817755" calcext:value-type="float">
            <text:p>0.25817755</text:p>
          </table:table-cell>
          <table:table-cell office:value-type="float" office:value="0.254197747" calcext:value-type="float">
            <text:p>0.254197747</text:p>
          </table:table-cell>
          <table:table-cell office:value-type="float" office:value="0.274537834" calcext:value-type="float">
            <text:p>0.274537834</text:p>
          </table:table-cell>
          <table:table-cell office:value-type="float" office:value="0.262304377" calcext:value-type="float">
            <text:p>0.262304377</text:p>
          </table:table-cell>
          <table:table-cell office:value-type="float" office:value="0.25817755" calcext:value-type="float">
            <text:p>0.25817755</text:p>
          </table:table-cell>
          <table:table-cell office:value-type="float" office:value="0.262304377" calcext:value-type="float">
            <text:p>0.262304377</text:p>
          </table:table-cell>
          <table:table-cell office:value-type="float" office:value="0.008801622" calcext:value-type="float">
            <text:p>0.008801622</text:p>
          </table:table-cell>
          <table:table-cell office:value-type="float" office:value="0.025689626" calcext:value-type="float">
            <text:p>0.025689626</text:p>
          </table:table-cell>
          <table:table-cell office:value-type="float" office:value="0.024865453" calcext:value-type="float">
            <text:p>0.024865453</text:p>
          </table:table-cell>
          <table:table-cell office:value-type="float" office:value="0.029077648" calcext:value-type="float">
            <text:p>0.029077648</text:p>
          </table:table-cell>
          <table:table-cell office:value-type="float" office:value="0.026544243" calcext:value-type="float">
            <text:p>0.026544243</text:p>
          </table:table-cell>
          <table:table-cell office:value-type="float" office:value="0.025689626" calcext:value-type="float">
            <text:p>0.025689626</text:p>
          </table:table-cell>
          <table:table-cell office:value-type="float" office:value="0.026544243" calcext:value-type="float">
            <text:p>0.026544243</text:p>
          </table:table-cell>
          <table:table-cell office:value-type="float" office:value="0.001822713" calcext:value-type="float">
            <text:p>0.001822713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table:style-name="Default" office:value-type="float" office:value="27.384131269" calcext:value-type="float">
            <text:p>27.384131269</text:p>
          </table:table-cell>
          <table:table-cell office:value-type="float" office:value="0.259931118" calcext:value-type="float">
            <text:p>0.259931118</text:p>
          </table:table-cell>
          <table:table-cell office:value-type="float" office:value="0.255618722" calcext:value-type="float">
            <text:p>0.255618722</text:p>
          </table:table-cell>
          <table:table-cell office:value-type="float" office:value="0.277494821" calcext:value-type="float">
            <text:p>0.277494821</text:p>
          </table:table-cell>
          <table:table-cell office:value-type="float" office:value="0.263871781" calcext:value-type="float">
            <text:p>0.263871781</text:p>
          </table:table-cell>
          <table:table-cell office:value-type="float" office:value="0.259931118" calcext:value-type="float">
            <text:p>0.259931118</text:p>
          </table:table-cell>
          <table:table-cell office:value-type="float" office:value="0.263871781" calcext:value-type="float">
            <text:p>0.263871781</text:p>
          </table:table-cell>
          <table:table-cell office:value-type="float" office:value="0.010257295" calcext:value-type="float">
            <text:p>0.01025729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Min</text:p>
          </table:table-cell>
          <table:table-cell table:style-name="Default" office:value-type="float" office:value="27.29315673" calcext:value-type="float">
            <text:p>27.29315673</text:p>
          </table:table-cell>
          <table:table-cell office:value-type="float" office:value="0.25782469" calcext:value-type="float">
            <text:p>0.25782469</text:p>
          </table:table-cell>
          <table:table-cell office:value-type="float" office:value="0.252133042" calcext:value-type="float">
            <text:p>0.252133042</text:p>
          </table:table-cell>
          <table:table-cell office:value-type="float" office:value="0.269944104" calcext:value-type="float">
            <text:p>0.269944104</text:p>
          </table:table-cell>
          <table:table-cell office:value-type="float" office:value="0.260958305" calcext:value-type="float">
            <text:p>0.260958305</text:p>
          </table:table-cell>
          <table:table-cell office:value-type="float" office:value="0.25782469" calcext:value-type="float">
            <text:p>0.25782469</text:p>
          </table:table-cell>
          <table:table-cell office:value-type="float" office:value="0.260958305" calcext:value-type="float">
            <text:p>0.260958305</text:p>
          </table:table-cell>
          <table:table-cell office:value-type="float" office:value="0.006435153" calcext:value-type="float">
            <text:p>0.00643515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Mean</text:p>
          </table:table-cell>
          <table:table-cell table:style-name="Default" office:value-type="float" office:value="27.362903869" calcext:value-type="float">
            <text:p>27.362903869</text:p>
          </table:table-cell>
          <table:table-cell office:value-type="float" office:value="0.258807144" calcext:value-type="float">
            <text:p>0.258807144</text:p>
          </table:table-cell>
          <table:table-cell office:value-type="float" office:value="0.254549921" calcext:value-type="float">
            <text:p>0.254549921</text:p>
          </table:table-cell>
          <table:table-cell office:value-type="float" office:value="0.273285878" calcext:value-type="float">
            <text:p>0.273285878</text:p>
          </table:table-cell>
          <table:table-cell office:value-type="float" office:value="0.262214314" calcext:value-type="float">
            <text:p>0.262214314</text:p>
          </table:table-cell>
          <table:table-cell office:value-type="float" office:value="0.258807144" calcext:value-type="float">
            <text:p>0.258807144</text:p>
          </table:table-cell>
          <table:table-cell office:value-type="float" office:value="0.262214314" calcext:value-type="float">
            <text:p>0.262214314</text:p>
          </table:table-cell>
          <table:table-cell office:value-type="float" office:value="0.008032173" calcext:value-type="float">
            <text:p>0.00803217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Median</text:p>
          </table:table-cell>
          <table:table-cell table:style-name="Default" office:value-type="float" office:value="27.368968839" calcext:value-type="float">
            <text:p>27.368968839</text:p>
          </table:table-cell>
          <table:table-cell office:value-type="float" office:value="0.258770318" calcext:value-type="float">
            <text:p>0.258770318</text:p>
          </table:table-cell>
          <table:table-cell office:value-type="float" office:value="0.254718692" calcext:value-type="float">
            <text:p>0.254718692</text:p>
          </table:table-cell>
          <table:table-cell office:value-type="float" office:value="0.273080203" calcext:value-type="float">
            <text:p>0.273080203</text:p>
          </table:table-cell>
          <table:table-cell office:value-type="float" office:value="0.262256296" calcext:value-type="float">
            <text:p>0.262256296</text:p>
          </table:table-cell>
          <table:table-cell office:value-type="float" office:value="0.258770318" calcext:value-type="float">
            <text:p>0.258770318</text:p>
          </table:table-cell>
          <table:table-cell office:value-type="float" office:value="0.262256296" calcext:value-type="float">
            <text:p>0.262256296</text:p>
          </table:table-cell>
          <table:table-cell office:value-type="float" office:value="0.00793603" calcext:value-type="float">
            <text:p>0.0079360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Average</text:p>
          </table:table-cell>
          <table:table-cell table:style-name="Default" office:value-type="float" office:value="27.362903869" calcext:value-type="float">
            <text:p>27.362903869</text:p>
          </table:table-cell>
          <table:table-cell office:value-type="float" office:value="0.258807144" calcext:value-type="float">
            <text:p>0.258807144</text:p>
          </table:table-cell>
          <table:table-cell office:value-type="float" office:value="0.254549921" calcext:value-type="float">
            <text:p>0.254549921</text:p>
          </table:table-cell>
          <table:table-cell office:value-type="float" office:value="0.273285878" calcext:value-type="float">
            <text:p>0.273285878</text:p>
          </table:table-cell>
          <table:table-cell office:value-type="float" office:value="0.262214314" calcext:value-type="float">
            <text:p>0.262214314</text:p>
          </table:table-cell>
          <table:table-cell office:value-type="float" office:value="0.258807144" calcext:value-type="float">
            <text:p>0.258807144</text:p>
          </table:table-cell>
          <table:table-cell office:value-type="float" office:value="0.262214314" calcext:value-type="float">
            <text:p>0.262214314</text:p>
          </table:table-cell>
          <table:table-cell office:value-type="float" office:value="0.008032173" calcext:value-type="float">
            <text:p>0.00803217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StdDev</text:p>
          </table:table-cell>
          <table:table-cell table:style-name="Default" office:value-type="float" office:value="0.016449918" calcext:value-type="float">
            <text:p>0.016449918</text:p>
          </table:table-cell>
          <table:table-cell office:value-type="float" office:value="0.000516342" calcext:value-type="float">
            <text:p>0.000516342</text:p>
          </table:table-cell>
          <table:table-cell office:value-type="float" office:value="0.000789324" calcext:value-type="float">
            <text:p>0.000789324</text:p>
          </table:table-cell>
          <table:table-cell office:value-type="float" office:value="0.001915716" calcext:value-type="float">
            <text:p>0.001915716</text:p>
          </table:table-cell>
          <table:table-cell office:value-type="float" office:value="0.000741745" calcext:value-type="float">
            <text:p>0.000741745</text:p>
          </table:table-cell>
          <table:table-cell office:value-type="float" office:value="0.000516342" calcext:value-type="float">
            <text:p>0.000516342</text:p>
          </table:table-cell>
          <table:table-cell office:value-type="float" office:value="0.000741745" calcext:value-type="float">
            <text:p>0.000741745</text:p>
          </table:table-cell>
          <table:table-cell office:value-type="float" office:value="0.000874243" calcext:value-type="float">
            <text:p>0.00087424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7" meta:object-count="0"/>
    <meta:generator>LibreOffice/5.2.7.2$Linux_ARM_EABI LibreOffice_project/20m0$Build-2</meta:generator>
  </office:meta>
</office:document-meta>
</file>